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1210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9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718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1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980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44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4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987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graphic" style:name="a447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solid" svg:stroke-width="0.04173in" svg:stroke-color="#000000" draw:marker-end="a728" svg:stroke-opacity="100%" draw:stroke-linejoin="round" svg:stroke-linecap="square" draw:auto-grow-width="false" draw:auto-grow-height="false"/>
      <style:paragraph-properties style:font-independent-line-spacing="false" style:writing-mode="lr-tb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991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graphic" style:name="a451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450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995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graphic" style:name="a455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454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458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draw:marker-end="a732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draw:marker-end="a73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462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4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746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472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476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750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754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758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graphic" style:name="a481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draw:marker-end="a48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solid" svg:stroke-width="0.01024in" svg:stroke-color="#000000" draw:marker-end="a484" svg:stroke-opacity="100%" draw:stroke-linejoin="round" svg:stroke-linecap="square" draw:auto-grow-width="false" draw:auto-grow-height="false"/>
      <style:paragraph-properties style:font-independent-line-spacing="fals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Symbol" style:font-family-complex="Symbol" style:font-family-generic-asian="roman" style:font-family-generic-complex="roman" style:font-pitch-asian="variable" style:font-pitch-complex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768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graphic" style:name="a500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01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99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drawing-page" style:name="a5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808080" draw:opacity="100%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4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6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808080" draw:opacity="100%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773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50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513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100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781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785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2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523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3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1022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805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graphic" style:name="a792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795" svg:stroke-width="0.02008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3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536" svg:stroke-width="0.00709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1033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10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809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draw:marker-end="a81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solid" svg:stroke-width="0.01024in" svg:stroke-color="#000000" draw:marker-end="a540" svg:stroke-opacity="100%" draw:stroke-linejoin="round" svg:stroke-linecap="square" draw:auto-grow-width="false" draw:auto-grow-height="false"/>
      <style:paragraph-properties style:font-independent-line-spacing="fals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8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draw:marker-end="a547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823" svg:stroke-width="0.00984in" svg:stroke-color="#000000" svg:stroke-opacity="100%" draw:stroke-linejoin="round" svg:stroke-linecap="square" draw:auto-grow-width="false" draw:auto-grow-height="false"/>
      <style:paragraph-properties style:font-independent-line-spacing="fals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827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no-wrap" fo:padding-top="0.05118in" fo:padding-bottom="0.05118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Symbol" style:font-family-complex="Symbol" style:font-family-generic-asian="roman" style:font-family-generic-complex="roman" style:font-pitch-asian="variable" style:font-pitch-complex="variable" style:font-charset="x-symbo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31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984in" svg:stroke-color="#000000" draw:marker-end="a834" svg:stroke-opacity="100%" draw:stroke-linejoin="round" svg:stroke-linecap="square" draw:auto-grow-width="false" draw:auto-grow-height="false"/>
      <style:paragraph-properties style:font-independent-line-spacing="fals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984in" svg:stroke-color="#000000" draw:marker-end="a838" svg:stroke-opacity="100%" draw:stroke-linejoin="round" svg:stroke-linecap="square" draw:auto-grow-width="false" draw:auto-grow-height="false"/>
      <style:paragraph-properties style:font-independent-line-spacing="false" style:writing-mode="lr-tb"/>
    </style:style>
    <style:style style:family="graphic" style:name="a560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559" svg:stroke-width="0.00709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563" svg:stroke-width="0.00709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567" svg:stroke-width="0.00709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Arial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Arial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Arial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571" svg:stroke-width="0.00709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6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575" svg:stroke-width="0.00709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4167in" svg:stroke-color="#0070c0" draw:marker-end="a107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852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DejaVu Sans" style:font-family-complex="DejaVu Sans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579" svg:stroke-width="0.00709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583" svg:stroke-width="0.00709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4167in" svg:stroke-color="#0070c0" draw:marker-end="a108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587" svg:stroke-width="0.00709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1088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no-wrap" fo:padding-top="0.05118in" fo:padding-bottom="0.05118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square" draw:auto-grow-width="true" draw:auto-grow-height="true"/>
      <style:paragraph-properties style:font-independent-line-spacing="fals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601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0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ff0000" style:text-line-through-type="none" style:text-line-through-style="none" style:text-line-through-width="auto" style:text-line-through-color="font-color" style:text-position="-25% 66.6667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06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92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no-wrap" fo:padding-top="0.05118in" fo:padding-bottom="0.05118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875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60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613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graphic" style:name="a111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0000" style:text-line-through-type="none" style:text-line-through-style="none" style:text-line-through-width="auto" style:text-line-through-color="font-color" style:text-position="-25% 66.6667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8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87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623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ff0000" style:text-line-through-type="none" style:text-line-through-style="none" style:text-line-through-width="auto" style:text-line-through-color="font-color" style:text-position="-25% 66.6667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ff0000" style:text-line-through-type="none" style:text-line-through-style="none" style:text-line-through-width="auto" style:text-line-through-color="font-color" style:text-position="-25% 66.6667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solid" svg:stroke-width="0.04173in" svg:stroke-color="#000000" draw:marker-end="a901" svg:stroke-opacity="100%" draw:stroke-linejoin="round" svg:stroke-linecap="square" draw:auto-grow-width="false" draw:auto-grow-height="false"/>
      <style:paragraph-properties style:font-independent-line-spacing="fals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88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draw:marker-end="a905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no-wrap" fo:padding-top="0.05118in" fo:padding-bottom="0.05118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no-wrap" fo:padding-top="0.05118in" fo:padding-bottom="0.05118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1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solid" svg:stroke-width="0.01024in" svg:stroke-color="#000000" draw:marker-end="a638" svg:stroke-opacity="100%" draw:stroke-linejoin="round" svg:stroke-linecap="square" draw:auto-grow-width="false" draw:auto-grow-height="false"/>
      <style:paragraph-properties style:font-independent-line-spacing="false" style:writing-mode="lr-tb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draw:marker-end="a90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4167in" svg:stroke-color="#0070c0" draw:marker-end="a1138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645" svg:stroke-width="0.0035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bfbfbf" draw:marker-end="a114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919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923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solid" svg:stroke-width="0.01024in" svg:stroke-color="#000000" draw:marker-end="a649" svg:stroke-opacity="100%" draw:stroke-linejoin="round" svg:stroke-linecap="square" draw:auto-grow-width="false" draw:auto-grow-height="false"/>
      <style:paragraph-properties style:font-independent-line-spacing="fals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no-wrap" fo:padding-top="0.05118in" fo:padding-bottom="0.05118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>
      <style:graphic-properties fo:wrap-option="no-wrap" fo:padding-top="0.05118in" fo:padding-bottom="0.05118in" fo:padding-left="0.09843in" fo:padding-right="0.09843in" draw:textarea-vertical-align="top" draw:textarea-horizontal-align="center" draw:fill="none" draw:stroke="solid" svg:stroke-width="0.01024in" svg:stroke-color="#000000" svg:stroke-opacity="100%" draw:stroke-linejoin="miter" svg:stroke-linecap="square" draw:auto-grow-width="true" draw:auto-grow-height="true"/>
      <style:paragraph-properties style:font-independent-line-spacing="false" style:writing-mode="lr-tb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solid" svg:stroke-width="0.01024in" svg:stroke-color="#000000" draw:marker-end="a658" svg:stroke-opacity="100%" draw:stroke-linejoin="round" svg:stroke-linecap="square" draw:auto-grow-width="false" draw:auto-grow-height="false"/>
      <style:paragraph-properties style:font-independent-line-spacing="false" style:writing-mode="lr-tb"/>
    </style:style>
    <style:style style:family="graphic" style:name="a1155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draw:marker-end="a1154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5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933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662" svg:stroke-width="0.00709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no-wrap" fo:padding-top="0.05118in" fo:padding-bottom="0.05118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solid" svg:stroke-width="0.04173in" svg:stroke-color="#000000" draw:marker-end="a946" svg:stroke-opacity="100%" draw:stroke-linejoin="round" svg:stroke-linecap="square" draw:auto-grow-width="false" draw:auto-grow-height="false"/>
      <style:paragraph-properties style:font-independent-line-spacing="fals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draw:marker-end="a674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graphic" style:name="a117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2">
      <style:graphic-properties fo:wrap-option="no-wrap" fo:padding-top="0.05118in" fo:padding-bottom="0.05118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draw:marker-end="a955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fo:wrap-option="no-wrap" fo:padding-top="0.05118in" fo:padding-bottom="0.05118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681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DejaVu Sans" style:font-family-complex="DejaVu Sans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1">
      <style:graphic-properties fo:wrap-option="no-wrap" fo:padding-top="0.05118in" fo:padding-bottom="0.05118in" fo:padding-left="0.09843in" fo:padding-right="0.09843in" draw:textarea-vertical-align="top" draw:textarea-horizontal-align="center" draw:fill="none" draw:stroke="solid" svg:stroke-width="0.01024in" svg:stroke-color="#000000" svg:stroke-opacity="100%" draw:stroke-linejoin="miter" svg:stroke-linecap="square" draw:auto-grow-width="true" draw:auto-grow-height="true"/>
      <style:paragraph-properties style:font-independent-line-spacing="false" style:writing-mode="lr-tb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draw:marker-end="a964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no-wrap" fo:padding-top="0.05118in" fo:padding-bottom="0.05118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5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704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no-wrap" fo:padding-top="0.05118in" fo:padding-bottom="0.05118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3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9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708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6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square" draw:auto-grow-width="true" draw:auto-grow-height="true"/>
      <style:paragraph-properties style:font-independent-line-spacing="fals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7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1206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no-wrap" fo:padding-top="0.05118in" fo:padding-bottom="0.05118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solid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118in" fo:padding-bottom="0.05118in" fo:padding-left="0.09843in" fo:padding-right="0.09843in" draw:textarea-vertical-align="top" draw:textarea-horizontal-align="left" draw:fill="none" draw:stroke="dash" draw:stroke-dash="a976" svg:stroke-width="0.01024in" svg:stroke-color="#000000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2087in" svg:stroke-color="#000000" draw:marker-end="a436" svg:stroke-opacity="100%" draw:stroke-linejoin="miter" svg:stroke-linecap="square" draw:auto-grow-width="false" draw:auto-grow-height="false"/>
      <style:paragraph-properties style:font-independent-line-spacing="false" style:writing-mode="lr-tb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433" draw:master-page-name="Master1-Layout7-blank-Blank" presentation:presentation-page-layout-name="Master1-PPL7" draw:id="Slide-256">
        <draw:custom-shape svg:x="1.53465in" svg:y="1.30394in" svg:width="0.00197in" svg:height="2.37323in" draw:id="id74" draw:style-name="a437" draw:name="Straight Connector 1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.27441in" svg:y="2.56929in" svg:width="2.75512in" svg:height="0.00197in" draw:id="id75" draw:style-name="a441" draw:name="Straight Connector 2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.59212in" svg:y="0.9374in" svg:width="0.31929in" svg:height="0.40275in" draw:id="id76" draw:style-name="a444" draw:name="Freeform 3">
          <svg:title/>
          <svg:desc/>
          <text:p text:style-name="a443" text:class-names="" text:cond-style-name=""><text:span text:style-name="a442" text:class-names="">y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0311in" svg:y="2.1752in" svg:width="0.32087in" svg:height="0.40275in" draw:id="id77" draw:style-name="a447" draw:name="Freeform 4">
          <svg:title/>
          <svg:desc/>
          <text:p text:style-name="a446" text:class-names="" text:cond-style-name=""><text:span text:style-name="a445" text:class-names="">x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3465in" svg:y="1.86102in" svg:width="0.70827in" svg:height="0.00197in" draw:id="id78" draw:style-name="a451" draw:name="Straight Connector 5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2.24291in" svg:y="1.8559in" svg:width="0.00197in" svg:height="0.7189in" draw:id="id79" draw:style-name="a455" draw:name="Straight Connector 6">
          <svg:title/>
          <svg:desc/>
          <text:p text:style-name="a453" text:class-names="" text:cond-style-name=""><text:span text:style-name="a45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g draw:name="Group 7" draw:id="id80">
          <svg:title/>
          <svg:desc/>
          <draw:custom-shape svg:x="2.20157in" svg:y="1.8248in" svg:width="0.06575in" svg:height="0.05709in" draw:id="id93" draw:style-name="a497" draw:name="Freeform 8">
            <svg:title/>
            <svg:desc/>
            <text:p text:style-name="a496" text:class-names="" text:cond-style-name=""><text:span text:style-name="a495" text:class-names=""/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2.68228in" svg:y="2.41496in" svg:width="0.06772in" svg:height="0.05906in" draw:id="id94" draw:style-name="a500" draw:name="Freeform 9">
            <svg:title/>
            <svg:desc/>
            <text:p text:style-name="a499" text:class-names="" text:cond-style-name=""><text:span text:style-name="a498" text:class-names=""/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</draw:g>
        <draw:custom-shape svg:x="5.94606in" svg:y="1.30394in" svg:width="0.00197in" svg:height="2.37323in" draw:id="id81" draw:style-name="a459" draw:name="Straight Connector 10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8583in" svg:y="2.56929in" svg:width="2.75512in" svg:height="0.00197in" draw:id="id82" draw:style-name="a463" draw:name="Straight Connector 11">
          <svg:title/>
          <svg:desc/>
          <text:p text:style-name="a461" text:class-names="" text:cond-style-name=""><text:span text:style-name="a46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00354in" svg:y="0.9374in" svg:width="0.31929in" svg:height="0.40275in" draw:id="id83" draw:style-name="a466" draw:name="Freeform 12">
          <svg:title/>
          <svg:desc/>
          <text:p text:style-name="a465" text:class-names="" text:cond-style-name=""><text:span text:style-name="a464" text:class-names="">y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44252in" svg:y="2.1752in" svg:width="0.32087in" svg:height="0.40275in" draw:id="id84" draw:style-name="a469" draw:name="Freeform 13">
          <svg:title/>
          <svg:desc/>
          <text:p text:style-name="a468" text:class-names="" text:cond-style-name=""><text:span text:style-name="a467" text:class-names="">x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94606in" svg:y="1.85433in" svg:width="1.41693in" svg:height="0.01181in" draw:id="id85" draw:style-name="a473" draw:name="Straight Connector 14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65433in" svg:y="1.8559in" svg:width="0.00197in" svg:height="0.7189in" draw:id="id86" draw:style-name="a477" draw:name="Straight Connector 15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g draw:name="Group 16" draw:id="id87">
          <svg:title/>
          <svg:desc/>
          <draw:custom-shape svg:x="6.61299in" svg:y="1.8248in" svg:width="0.06575in" svg:height="0.05709in" draw:id="id91" draw:style-name="a491" draw:name="Freeform 17">
            <svg:title/>
            <svg:desc/>
            <text:p text:style-name="a490" text:class-names="" text:cond-style-name=""><text:span text:style-name="a489" text:class-names=""/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custom-shape svg:x="7.0937in" svg:y="2.41496in" svg:width="0.06772in" svg:height="0.05906in" draw:id="id92" draw:style-name="a494" draw:name="Freeform 18">
            <svg:title/>
            <svg:desc/>
            <text:p text:style-name="a493" text:class-names="" text:cond-style-name=""><text:span text:style-name="a492" text:class-names=""/></text:p>
  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</draw:g>
        <draw:custom-shape svg:x="6.65433in" svg:y="1.46693in" svg:width="0.44449in" svg:height="0.39764in" draw:id="id88" draw:style-name="a481" draw:name="Straight Connector 19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89055in" svg:y="1.65984in" svg:width="0.09016in" svg:height="0.19961in" draw:id="id89" draw:style-name="a485" draw:name="Freeform 20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type="non-primitive" svg:viewBox="0 0 52 136" draw:enhanced-path="M ?f3 ?f2 C ?f4 ?f5 ?f1 ?f6 ?f3 ?f7 ?f8 ?f9 ?f10 ?f11 ?f0 ?f0 N" draw:text-areas="?f16 ?f18 ?f17 ?f19">
            <draw:equation draw:name="f0" draw:formula="0"/>
            <draw:equation draw:name="f1" draw:formula="52"/>
            <draw:equation draw:name="f2" draw:formula="136"/>
            <draw:equation draw:name="f3" draw:formula="45"/>
            <draw:equation draw:name="f4" draw:formula="48"/>
            <draw:equation draw:name="f5" draw:formula="125"/>
            <draw:equation draw:name="f6" draw:formula="114"/>
            <draw:equation draw:name="f7" draw:formula="91"/>
            <draw:equation draw:name="f8" draw:formula="38"/>
            <draw:equation draw:name="f9" draw:formula="68"/>
            <draw:equation draw:name="f10" draw:formula="19"/>
            <draw:equation draw:name="f11" draw:formula="34"/>
            <draw:equation draw:name="f12" draw:formula="?f2 - ?f0"/>
            <draw:equation draw:name="f13" draw:formula="?f1 - ?f0"/>
            <draw:equation draw:name="f14" draw:formula="?f13 / 52"/>
            <draw:equation draw:name="f15" draw:formula="?f12 / 13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7.12835in" svg:y="1.46339in" svg:width="0.32283in" svg:height="0.40275in" draw:id="id90" draw:style-name="a488" draw:name="Freeform 21">
          <svg:title/>
          <svg:desc/>
          <text:p text:style-name="a487" text:class-names="" text:cond-style-name=""><text:span text:style-name="a486" text:class-names="">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505">
          <draw:page-thumbnail draw:page-number="1" svg:x="1.25in" svg:y="0.76024in" svg:width="5in" svg:height="3.75in" presentation:class="page" draw:id="id95" presentation:style-name="a501" draw:name="Slide Image Placeholder 1">
            <svg:title/>
            <svg:desc/>
          </draw:page-thumbnail>
          <draw:frame draw:id="id96" draw:style-name="a504" draw:name="TextBox 2" svg:x="0.74961in" svg:y="4.74961in" svg:width="5.99646in" svg:height="4.49646in">
            <draw:text-box>
              <text:p text:style-name="a503" text:class-names="" text:cond-style-name=""><text:span text:style-name="a502" text:class-names=""/></text:p>
            </draw:text-box>
            <svg:title/>
            <svg:desc/>
          </draw:frame>
        </presentation:notes>
      </draw:page>
      <draw:page draw:name="page2" draw:style-name="a506" draw:master-page-name="Master1-Layout7-blank-Blank" presentation:presentation-page-layout-name="Master1-PPL7" draw:id="Slide-257">
        <draw:custom-shape svg:x="3.81929in" svg:y="1.14449in" svg:width="0.00197in" svg:height="2.21535in" draw:id="id97" draw:style-name="a510" draw:name="Straight Connector 1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81929in" svg:y="3.3559in" svg:width="2.75551in" svg:height="0.00157in" draw:id="id98" draw:style-name="a514" draw:name="Straight Connector 2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82126in" svg:y="0.91496in" svg:width="0.32283in" svg:height="0.40275in" draw:id="id99" draw:style-name="a517" draw:name="Freeform 3">
          <svg:title/>
          <svg:desc/>
          <text:p text:style-name="a516" text:class-names="" text:cond-style-name=""><text:span text:style-name="a515" text:class-names="">z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00866in" svg:y="3.98622in" svg:width="0.32087in" svg:height="0.40275in" draw:id="id100" draw:style-name="a520" draw:name="Freeform 4">
          <svg:title/>
          <svg:desc/>
          <text:p text:style-name="a519" text:class-names="" text:cond-style-name=""><text:span text:style-name="a518" text:class-names="">x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23661in" svg:y="3.3559in" svg:width="1.58701in" svg:height="1.12677in" draw:id="id101" draw:style-name="a524" draw:name="Straight Connector 5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7638in" svg:y="3.11969in" svg:width="0.31929in" svg:height="0.40275in" draw:id="id102" draw:style-name="a527" draw:name="Freeform 6">
          <svg:title/>
          <svg:desc/>
          <text:p text:style-name="a526" text:class-names="" text:cond-style-name=""><text:span text:style-name="a525" text:class-names="">y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81929in" svg:y="3.3559in" svg:width="0.54016in" svg:height="0.34724in" draw:id="id103" draw:style-name="a530" draw:name="Straight Connector 7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81929in" svg:y="2.09094in" svg:width="0.55039in" svg:height="1.2689in" draw:id="id104" draw:style-name="a533" draw:name="Straight Connector 8">
          <svg:title/>
          <svg:desc/>
          <text:p text:style-name="a532" text:class-names="" text:cond-style-name=""><text:span text:style-name="a53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36969in" svg:y="2.09212in" svg:width="0.00197in" svg:height="1.61102in" draw:id="id105" draw:style-name="a537" draw:name="Straight Connector 9">
          <svg:title/>
          <svg:desc/>
          <text:p text:style-name="a535" text:class-names="" text:cond-style-name=""><text:span text:style-name="a53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width="0.30591in" svg:height="0.31575in" draw:id="id106" draw:style-name="a541" draw:transform="translate(-0.15295in -0.15787in) rotate(-1.3439) translate(3.83294in 2.99911in)" draw:name="Freeform 10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42 235" draw:enhanced-path="M ?f3 ?f0 C ?f4 ?f5 ?f0 ?f6 ?f0 ?f7 ?f0 ?f8 ?f4 ?f9 ?f3 ?f10 ?f11 ?f12 ?f13 ?f2 ?f14 ?f15 ?f16 ?f17 ?f18 ?f16 ?f15 ?f14 ?f1 ?f13 ?f19 ?f11 ?f15 ?f3 ?f20 ?f4 ?f21 ?f22 ?f10 ?f0 N" draw:text-areas="?f27 ?f29 ?f28 ?f30">
            <draw:equation draw:name="f0" draw:formula="0"/>
            <draw:equation draw:name="f1" draw:formula="242"/>
            <draw:equation draw:name="f2" draw:formula="235"/>
            <draw:equation draw:name="f3" draw:formula="46"/>
            <draw:equation draw:name="f4" draw:formula="23"/>
            <draw:equation draw:name="f5" draw:formula="30"/>
            <draw:equation draw:name="f6" draw:formula="61"/>
            <draw:equation draw:name="f7" draw:formula="91"/>
            <draw:equation draw:name="f8" draw:formula="121"/>
            <draw:equation draw:name="f9" draw:formula="159"/>
            <draw:equation draw:name="f10" draw:formula="182"/>
            <draw:equation draw:name="f11" draw:formula="69"/>
            <draw:equation draw:name="f12" draw:formula="205"/>
            <draw:equation draw:name="f13" draw:formula="106"/>
            <draw:equation draw:name="f14" draw:formula="136"/>
            <draw:equation draw:name="f15" draw:formula="227"/>
            <draw:equation draw:name="f16" draw:formula="166"/>
            <draw:equation draw:name="f17" draw:formula="219"/>
            <draw:equation draw:name="f18" draw:formula="212"/>
            <draw:equation draw:name="f19" draw:formula="234"/>
            <draw:equation draw:name="f20" draw:formula="220"/>
            <draw:equation draw:name="f21" draw:formula="201"/>
            <draw:equation draw:name="f22" draw:formula="11"/>
            <draw:equation draw:name="f23" draw:formula="?f2 - ?f0"/>
            <draw:equation draw:name="f24" draw:formula="?f1 - ?f0"/>
            <draw:equation draw:name="f25" draw:formula="?f24 / 242"/>
            <draw:equation draw:name="f26" draw:formula="?f23 / 235"/>
            <draw:equation draw:name="f27" draw:formula="?f0 / ?f25"/>
            <draw:equation draw:name="f28" draw:formula="?f1 / ?f25"/>
            <draw:equation draw:name="f29" draw:formula="?f0 / ?f26"/>
            <draw:equation draw:name="f30" draw:formula="?f2 / ?f26"/>
          </draw:enhanced-geometry>
        </draw:custom-shape>
        <draw:custom-shape svg:x="4.90276in" svg:y="4.27441in" svg:width="1.81614in" svg:height="0.52756in" draw:id="id107" draw:style-name="a544" draw:name="Freeform 11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98071in" svg:y="4.51024in" svg:width="0.31614in" svg:height="0.00197in" draw:id="id108" draw:style-name="a548" draw:name="Straight Connector 12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26457in" svg:y="4.27244in" svg:width="1.44094in" svg:height="0.50197in" draw:id="id109" draw:style-name="a553" draw:name="Freeform 13">
          <svg:title/>
          <svg:desc/>
          <text:p text:style-name="a550" text:class-names="" text:cond-style-name=""><text:span text:style-name="a549" text:class-names="">Arrow indicates</text:span></text:p>
          <text:p text:style-name="a552" text:class-names="" text:cond-style-name=""><text:span text:style-name="a551" text:class-names="">positive directio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88189in" svg:y="2.15276in" svg:width="0.32283in" svg:height="0.40275in" draw:id="id110" draw:style-name="a556" draw:name="Freeform 14">
          <svg:title/>
          <svg:desc/>
          <text:p text:style-name="a555" text:class-names="" text:cond-style-name=""><text:span text:style-name="a554" text:class-names="">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31929in" svg:y="3.69803in" svg:width="1.05591in" svg:height="0.00157in" draw:id="id111" draw:style-name="a560" draw:name="Straight Connector 15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35236in" svg:y="3.36299in" svg:width="0.47402in" svg:height="0.34016in" draw:id="id112" draw:style-name="a564" draw:name="Straight Connector 16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80079in" svg:y="1.75157in" svg:width="1.01929in" svg:height="0.00197in" draw:id="id113" draw:style-name="a568" draw:name="Straight Connector 17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36181in" svg:y="1.75157in" svg:width="0.47362in" svg:height="0.34055in" draw:id="id114" draw:style-name="a572" draw:name="Straight Connector 18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8248in" svg:y="1.75039in" svg:width="0.00157in" svg:height="1.61142in" draw:id="id115" draw:style-name="a576" draw:name="Straight Connector 19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33858in" svg:y="2.07677in" svg:width="0.00157in" svg:height="1.61142in" draw:id="id116" draw:style-name="a580" draw:name="Straight Connector 20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33031in" svg:y="2.08661in" svg:width="1.05551in" svg:height="0.00197in" draw:id="id117" draw:style-name="a584" draw:name="Straight Connector 21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3315in" svg:y="1.74134in" svg:width="0.47402in" svg:height="0.34016in" draw:id="id118" draw:style-name="a588" draw:name="Straight Connector 22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84724in" svg:y="2.88386in" svg:width="0.4185in" svg:height="0.44764in" draw:id="id119" draw:style-name="a592" draw:name="Freeform 23">
          <svg:title/>
          <svg:desc/>
          <text:p text:style-name="a591" text:class-names="" text:cond-style-name=""><text:span text:style-name="a589" text:class-names="">q</text:span><text:span text:style-name="a590" text:class-names="">y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88898in" svg:y="3.3752in" svg:width="0.4185in" svg:height="0.44764in" draw:id="id120" draw:style-name="a596" draw:name="Freeform 24">
          <svg:title/>
          <svg:desc/>
          <text:p text:style-name="a595" text:class-names="" text:cond-style-name=""><text:span text:style-name="a593" text:class-names="">q</text:span><text:span text:style-name="a594" text:class-names="">x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38031in" svg:y="1.43228in" svg:width="0.41339in" svg:height="0.44764in" draw:id="id121" draw:style-name="a600" draw:name="Freeform 25">
          <svg:title/>
          <svg:desc/>
          <text:p text:style-name="a599" text:class-names="" text:cond-style-name=""><text:span text:style-name="a597" text:class-names="">q</text:span><text:span text:style-name="a598" text:class-names="">z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605">
          <draw:page-thumbnail draw:page-number="2" svg:x="1.25in" svg:y="0.76024in" svg:width="5in" svg:height="3.75in" presentation:class="page" draw:id="id122" presentation:style-name="a601" draw:name="Slide Image Placeholder 1">
            <svg:title/>
            <svg:desc/>
          </draw:page-thumbnail>
          <draw:frame draw:id="id123" draw:style-name="a604" draw:name="TextBox 2" svg:x="0.74961in" svg:y="4.74961in" svg:width="5.99646in" svg:height="4.49646in">
            <draw:text-box>
              <text:p text:style-name="a603" text:class-names="" text:cond-style-name=""><text:span text:style-name="a602" text:class-names=""/></text:p>
            </draw:text-box>
            <svg:title/>
            <svg:desc/>
          </draw:frame>
        </presentation:notes>
      </draw:page>
      <draw:page draw:name="page3" draw:style-name="a606" draw:master-page-name="Master1-Layout7-blank-Blank" presentation:presentation-page-layout-name="Master1-PPL7" draw:id="Slide-258">
        <draw:custom-shape svg:x="3.81929in" svg:y="1.14449in" svg:width="0.00197in" svg:height="2.21535in" draw:id="id124" draw:style-name="a610" draw:name="Straight Connector 1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81929in" svg:y="3.3559in" svg:width="2.75551in" svg:height="0.00157in" draw:id="id125" draw:style-name="a614" draw:name="Straight Connector 2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82126in" svg:y="0.91496in" svg:width="0.32283in" svg:height="0.40275in" draw:id="id126" draw:style-name="a617" draw:name="Freeform 3">
          <svg:title/>
          <svg:desc/>
          <text:p text:style-name="a616" text:class-names="" text:cond-style-name=""><text:span text:style-name="a615" text:class-names="">z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00866in" svg:y="3.98622in" svg:width="0.32087in" svg:height="0.40275in" draw:id="id127" draw:style-name="a620" draw:name="Freeform 4">
          <svg:title/>
          <svg:desc/>
          <text:p text:style-name="a619" text:class-names="" text:cond-style-name=""><text:span text:style-name="a618" text:class-names="">x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23661in" svg:y="3.3559in" svg:width="1.58701in" svg:height="1.12677in" draw:id="id128" draw:style-name="a624" draw:name="Straight Connector 5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7638in" svg:y="3.11969in" svg:width="0.31929in" svg:height="0.40275in" draw:id="id129" draw:style-name="a627" draw:name="Freeform 6">
          <svg:title/>
          <svg:desc/>
          <text:p text:style-name="a626" text:class-names="" text:cond-style-name=""><text:span text:style-name="a625" text:class-names="">y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81929in" svg:y="3.3559in" svg:width="1.02283in" svg:height="0.70827in" draw:id="id130" draw:style-name="a630" draw:name="Straight Connector 7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42874in" svg:y="3.98622in" svg:width="0.64094in" svg:height="0.63504in" draw:id="id131" draw:style-name="a635" draw:name="Freeform 8">
          <svg:title/>
          <svg:desc/>
          <text:p text:style-name="a632" text:class-names="" text:cond-style-name=""><text:span text:style-name="a631" text:class-names="">Yaw</text:span></text:p>
          <text:p text:style-name="a634" text:class-names="" text:cond-style-name=""><text:span text:style-name="a633" text:class-names="">(1st)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width="1.18031in" svg:height="0.25in" draw:id="id132" draw:style-name="a639" draw:transform="translate(-0.59016in -0.125in) rotate(-0.13963) translate(3.74103in 4.03938in)" draw:name="Freeform 9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type="non-primitive" svg:viewBox="0 0 680 144" draw:enhanced-path="M ?f0 ?f0 C ?f3 ?f3 ?f4 ?f4 ?f5 ?f6 ?f7 ?f8 ?f9 ?f2 ?f10 ?f5 ?f11 ?f12 ?f13 ?f14 ?f1 ?f15 N" draw:text-areas="?f20 ?f22 ?f21 ?f23">
            <draw:equation draw:name="f0" draw:formula="0"/>
            <draw:equation draw:name="f1" draw:formula="680"/>
            <draw:equation draw:name="f2" draw:formula="144"/>
            <draw:equation draw:name="f3" draw:formula="34"/>
            <draw:equation draw:name="f4" draw:formula="68"/>
            <draw:equation draw:name="f5" draw:formula="136"/>
            <draw:equation draw:name="f6" draw:formula="91"/>
            <draw:equation draw:name="f7" draw:formula="204"/>
            <draw:equation draw:name="f8" draw:formula="114"/>
            <draw:equation draw:name="f9" draw:formula="317"/>
            <draw:equation draw:name="f10" draw:formula="408"/>
            <draw:equation draw:name="f11" draw:formula="499"/>
            <draw:equation draw:name="f12" draw:formula="128"/>
            <draw:equation draw:name="f13" draw:formula="589"/>
            <draw:equation draw:name="f14" draw:formula="86"/>
            <draw:equation draw:name="f15" draw:formula="45"/>
            <draw:equation draw:name="f16" draw:formula="?f2 - ?f0"/>
            <draw:equation draw:name="f17" draw:formula="?f1 - ?f0"/>
            <draw:equation draw:name="f18" draw:formula="?f17 / 680"/>
            <draw:equation draw:name="f19" draw:formula="?f16 / 144"/>
            <draw:equation draw:name="f20" draw:formula="?f0 / ?f18"/>
            <draw:equation draw:name="f21" draw:formula="?f1 / ?f18"/>
            <draw:equation draw:name="f22" draw:formula="?f0 / ?f19"/>
            <draw:equation draw:name="f23" draw:formula="?f2 / ?f19"/>
          </draw:enhanced-geometry>
        </draw:custom-shape>
        <draw:custom-shape svg:x="3.81929in" svg:y="2.48307in" svg:width="1.02283in" svg:height="0.87677in" draw:id="id133" draw:style-name="a642" draw:name="Straight Connector 10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84213in" svg:y="2.48425in" svg:width="0.00157in" svg:height="1.58504in" draw:id="id134" draw:style-name="a646" draw:name="Straight Connector 11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46181in" svg:y="2.82126in" svg:width="0.18071in" svg:height="0.98622in" draw:id="id135" draw:style-name="a650" draw:name="Freeform 12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104 568" draw:enhanced-path="M ?f0 ?f0 C ?f3 ?f4 ?f5 ?f6 ?f7 ?f8 ?f9 ?f10 ?f1 ?f11 ?f12 ?f13 ?f14 ?f15 ?f16 ?f17 ?f18 ?f2 N" draw:text-areas="?f23 ?f25 ?f24 ?f26">
            <draw:equation draw:name="f0" draw:formula="0"/>
            <draw:equation draw:name="f1" draw:formula="104"/>
            <draw:equation draw:name="f2" draw:formula="568"/>
            <draw:equation draw:name="f3" draw:formula="14"/>
            <draw:equation draw:name="f4" draw:formula="27"/>
            <draw:equation draw:name="f5" draw:formula="69"/>
            <draw:equation draw:name="f6" draw:formula="88"/>
            <draw:equation draw:name="f7" draw:formula="85"/>
            <draw:equation draw:name="f8" draw:formula="160"/>
            <draw:equation draw:name="f9" draw:formula="101"/>
            <draw:equation draw:name="f10" draw:formula="232"/>
            <draw:equation draw:name="f11" draw:formula="362"/>
            <draw:equation draw:name="f12" draw:formula="94"/>
            <draw:equation draw:name="f13" draw:formula="430"/>
            <draw:equation draw:name="f14" draw:formula="84"/>
            <draw:equation draw:name="f15" draw:formula="498"/>
            <draw:equation draw:name="f16" draw:formula="37"/>
            <draw:equation draw:name="f17" draw:formula="539"/>
            <draw:equation draw:name="f18" draw:formula="22"/>
            <draw:equation draw:name="f19" draw:formula="?f2 - ?f0"/>
            <draw:equation draw:name="f20" draw:formula="?f1 - ?f0"/>
            <draw:equation draw:name="f21" draw:formula="?f20 / 104"/>
            <draw:equation draw:name="f22" draw:formula="?f19 / 568"/>
            <draw:equation draw:name="f23" draw:formula="?f0 / ?f21"/>
            <draw:equation draw:name="f24" draw:formula="?f1 / ?f21"/>
            <draw:equation draw:name="f25" draw:formula="?f0 / ?f22"/>
            <draw:equation draw:name="f26" draw:formula="?f2 / ?f22"/>
          </draw:enhanced-geometry>
        </draw:custom-shape>
        <draw:custom-shape svg:x="4.86614in" svg:y="3.38031in" svg:width="0.71417in" svg:height="0.63504in" draw:id="id136" draw:style-name="a655" draw:name="Freeform 13">
          <svg:title/>
          <svg:desc/>
          <text:p text:style-name="a652" text:class-names="" text:cond-style-name=""><text:span text:style-name="a651" text:class-names="">Pitch</text:span></text:p>
          <text:p text:style-name="a654" text:class-names="" text:cond-style-name=""><text:span text:style-name="a653" text:class-names="">(2nd)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9063in" svg:y="2.11299in" svg:width="0.42008in" svg:height="0.40787in" draw:id="id137" draw:style-name="a659" draw:name="Freeform 14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42 235" draw:enhanced-path="M ?f3 ?f0 C ?f4 ?f5 ?f0 ?f6 ?f0 ?f7 ?f0 ?f8 ?f4 ?f9 ?f3 ?f10 ?f11 ?f12 ?f13 ?f2 ?f14 ?f15 ?f16 ?f17 ?f18 ?f16 ?f15 ?f14 ?f1 ?f13 ?f19 ?f11 ?f15 ?f3 ?f20 ?f4 ?f21 ?f22 ?f10 ?f0 N" draw:text-areas="?f27 ?f29 ?f28 ?f30">
            <draw:equation draw:name="f0" draw:formula="0"/>
            <draw:equation draw:name="f1" draw:formula="242"/>
            <draw:equation draw:name="f2" draw:formula="235"/>
            <draw:equation draw:name="f3" draw:formula="46"/>
            <draw:equation draw:name="f4" draw:formula="23"/>
            <draw:equation draw:name="f5" draw:formula="30"/>
            <draw:equation draw:name="f6" draw:formula="61"/>
            <draw:equation draw:name="f7" draw:formula="91"/>
            <draw:equation draw:name="f8" draw:formula="121"/>
            <draw:equation draw:name="f9" draw:formula="159"/>
            <draw:equation draw:name="f10" draw:formula="182"/>
            <draw:equation draw:name="f11" draw:formula="69"/>
            <draw:equation draw:name="f12" draw:formula="205"/>
            <draw:equation draw:name="f13" draw:formula="106"/>
            <draw:equation draw:name="f14" draw:formula="136"/>
            <draw:equation draw:name="f15" draw:formula="227"/>
            <draw:equation draw:name="f16" draw:formula="166"/>
            <draw:equation draw:name="f17" draw:formula="219"/>
            <draw:equation draw:name="f18" draw:formula="212"/>
            <draw:equation draw:name="f19" draw:formula="234"/>
            <draw:equation draw:name="f20" draw:formula="220"/>
            <draw:equation draw:name="f21" draw:formula="201"/>
            <draw:equation draw:name="f22" draw:formula="11"/>
            <draw:equation draw:name="f23" draw:formula="?f2 - ?f0"/>
            <draw:equation draw:name="f24" draw:formula="?f1 - ?f0"/>
            <draw:equation draw:name="f25" draw:formula="?f24 / 242"/>
            <draw:equation draw:name="f26" draw:formula="?f23 / 235"/>
            <draw:equation draw:name="f27" draw:formula="?f0 / ?f25"/>
            <draw:equation draw:name="f28" draw:formula="?f1 / ?f25"/>
            <draw:equation draw:name="f29" draw:formula="?f0 / ?f26"/>
            <draw:equation draw:name="f30" draw:formula="?f2 / ?f26"/>
          </draw:enhanced-geometry>
        </draw:custom-shape>
        <draw:custom-shape svg:x="4.84213in" svg:y="2.0122in" svg:width="0.55197in" svg:height="0.48268in" draw:id="id138" draw:style-name="a663" draw:name="Straight Connector 15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34252in" svg:y="2.09567in" svg:width="0.66417in" svg:height="0.63504in" draw:id="id139" draw:style-name="a668" draw:name="Freeform 16">
          <svg:title/>
          <svg:desc/>
          <text:p text:style-name="a665" text:class-names="" text:cond-style-name=""><text:span text:style-name="a664" text:class-names="">Roll</text:span></text:p>
          <text:p text:style-name="a667" text:class-names="" text:cond-style-name=""><text:span text:style-name="a666" text:class-names="">(3rd)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90276in" svg:y="4.27441in" svg:width="1.81614in" svg:height="0.52756in" draw:id="id140" draw:style-name="a671" draw:name="Freeform 17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98071in" svg:y="4.51024in" svg:width="0.31614in" svg:height="0.00197in" draw:id="id141" draw:style-name="a675" draw:name="Straight Connector 18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26457in" svg:y="4.27244in" svg:width="1.44094in" svg:height="0.50197in" draw:id="id142" draw:style-name="a680" draw:name="Freeform 19">
          <svg:title/>
          <svg:desc/>
          <text:p text:style-name="a677" text:class-names="" text:cond-style-name=""><text:span text:style-name="a676" text:class-names="">Arrow indicates</text:span></text:p>
          <text:p text:style-name="a679" text:class-names="" text:cond-style-name=""><text:span text:style-name="a678" text:class-names="">positive directio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685">
          <draw:page-thumbnail draw:page-number="3" svg:x="1.25in" svg:y="0.76024in" svg:width="5in" svg:height="3.75in" presentation:class="page" draw:id="id143" presentation:style-name="a681" draw:name="Slide Image Placeholder 1">
            <svg:title/>
            <svg:desc/>
          </draw:page-thumbnail>
          <draw:frame draw:id="id144" draw:style-name="a684" draw:name="TextBox 2" svg:x="0.74961in" svg:y="4.74961in" svg:width="5.99646in" svg:height="4.49646in">
            <draw:text-box>
              <text:p text:style-name="a683" text:class-names="" text:cond-style-name=""><text:span text:style-name="a682" text:class-names=""/></text:p>
            </draw:text-box>
            <svg:title/>
            <svg:desc/>
          </draw:frame>
        </presentation:notes>
      </draw:page>
      <draw:page draw:name="page4" draw:style-name="a686" draw:master-page-name="Master1-Layout7-blank-Blank" presentation:presentation-page-layout-name="Master1-PPL7" draw:id="Slide-259">
        <draw:custom-shape svg:x="3.11614in" svg:y="1.34882in" svg:width="3.52598in" svg:height="0.6689in" draw:id="id145" draw:style-name="a691" draw:name="Freeform 1">
          <svg:title/>
          <svg:desc/>
          <text:p text:style-name="a688" text:class-names="" text:cond-style-name=""><text:span text:style-name="a687" text:class-names="">CObservationImage</text:span></text:p>
          <text:p text:style-name="a690" text:class-names="" text:cond-style-name=""><text:span text:style-name="a689" text:class-names="">Reference system on the camera: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6929in" svg:y="3.35236in" svg:width="2.51614in" svg:height="0.3689in" draw:id="id146" draw:style-name="a696" draw:name="Freeform 2">
          <svg:title/>
          <svg:desc/>
          <text:p text:style-name="a695" text:class-names="" text:cond-style-name=""><text:span text:style-name="a692" text:class-names="">CPose3D<text:s text:c="1"/></text:span><text:span text:style-name="a693" text:class-names="">cameraPose</text:span><text:span text:style-name="a694" text:class-names="">;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3" draw:id="id147">
          <svg:title/>
          <svg:desc/>
          <draw:custom-shape svg:x="3.85236in" svg:y="4.40866in" svg:width="0.00197in" svg:height="1.07441in" draw:id="id164" draw:style-name="a755" draw:name="Straight Connector 4">
            <svg:title/>
            <svg:desc/>
            <text:p text:style-name="a753" text:class-names="" text:cond-style-name=""><text:span text:style-name="a75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85236in" svg:y="5.47913in" svg:width="1.32992in" svg:height="0.00157in" draw:id="id165" draw:style-name="a759" draw:name="Straight Connector 5">
            <svg:title/>
            <svg:desc/>
            <text:p text:style-name="a757" text:class-names="" text:cond-style-name=""><text:span text:style-name="a75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82992in" svg:y="4.30197in" svg:width="0.32283in" svg:height="0.40275in" draw:id="id166" draw:style-name="a762" draw:name="Freeform 6">
            <svg:title/>
            <svg:desc/>
            <text:p text:style-name="a761" text:class-names="" text:cond-style-name=""><text:span text:style-name="a760" text:class-names="">z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95472in" svg:y="5.78465in" svg:width="0.32087in" svg:height="0.40275in" draw:id="id167" draw:style-name="a765" draw:name="Freeform 7">
            <svg:title/>
            <svg:desc/>
            <text:p text:style-name="a764" text:class-names="" text:cond-style-name=""><text:span text:style-name="a763" text:class-names="">x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3.08031in" svg:y="5.47913in" svg:width="0.77283in" svg:height="0.54528in" draw:id="id168" draw:style-name="a769" draw:name="Straight Connector 8">
            <svg:title/>
            <svg:desc/>
            <text:p text:style-name="a767" text:class-names="" text:cond-style-name=""><text:span text:style-name="a76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15984in" svg:y="5.36614in" svg:width="0.31929in" svg:height="0.40275in" draw:id="id169" draw:style-name="a772" draw:name="Freeform 9">
            <svg:title/>
            <svg:desc/>
            <text:p text:style-name="a771" text:class-names="" text:cond-style-name=""><text:span text:style-name="a770" text:class-names="">y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draw:g>
        <draw:custom-shape svg:x="1.83661in" svg:y="4.77441in" svg:width="1.89764in" svg:height="0.63504in" draw:id="id148" draw:style-name="a701" draw:name="Freeform 10">
          <svg:title/>
          <svg:desc/>
          <text:p text:style-name="a698" text:class-names="" text:cond-style-name=""><text:span text:style-name="a697" text:class-names="">Robot on-board</text:span></text:p>
          <text:p text:style-name="a700" text:class-names="" text:cond-style-name=""><text:span text:style-name="a699" text:class-names="">reference system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35945in" svg:y="3.74842in" svg:width="0.00157in" svg:height="0.94606in" draw:id="id149" draw:style-name="a705" draw:name="Straight Connector 11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35945in" svg:y="3.74842in" svg:width="2.25157in" svg:height="0.00157in" draw:id="id150" draw:style-name="a709" draw:name="Straight Connector 12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97047in" svg:y="2.08858in" svg:width="0.32283in" svg:height="0.40275in" draw:id="id151" draw:style-name="a712" draw:name="Freeform 13">
          <svg:title/>
          <svg:desc/>
          <text:p text:style-name="a711" text:class-names="" text:cond-style-name=""><text:span text:style-name="a710" text:class-names="">z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43228in" svg:y="3.3559in" svg:width="0.32087in" svg:height="0.40275in" draw:id="id152" draw:style-name="a715" draw:name="Freeform 14">
          <svg:title/>
          <svg:desc/>
          <text:p text:style-name="a714" text:class-names="" text:cond-style-name=""><text:span text:style-name="a713" text:class-names="">x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35945in" svg:y="2.31417in" svg:width="2.00157in" svg:height="1.43937in" draw:id="id153" draw:style-name="a719" draw:name="Straight Connector 15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00157in" svg:y="4.29331in" svg:width="0.31929in" svg:height="0.40275in" draw:id="id154" draw:style-name="a722" draw:name="Freeform 16">
          <svg:title/>
          <svg:desc/>
          <text:p text:style-name="a721" text:class-names="" text:cond-style-name=""><text:span text:style-name="a720" text:class-names="">y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17" draw:id="id155">
          <svg:title/>
          <svg:desc/>
          <draw:custom-shape svg:x="5.02953in" svg:y="2.48976in" svg:width="2.20315in" svg:height="1.41654in" draw:id="id161" draw:style-name="a743" draw:name="Freeform 18">
            <svg:title/>
            <svg:desc/>
            <text:p text:style-name="a742" text:class-names="" text:cond-style-name=""><text:span text:style-name="a741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5.02953in" svg:y="3.19803in" svg:width="2.20315in" svg:height="0.00157in" draw:id="id162" draw:style-name="a747" draw:name="Straight Connector 19">
            <svg:title/>
            <svg:desc/>
            <text:p text:style-name="a745" text:class-names="" text:cond-style-name=""><text:span text:style-name="a74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6.13189in" svg:y="2.48976in" svg:width="0.00197in" svg:height="1.41654in" draw:id="id163" draw:style-name="a751" draw:name="Straight Connector 20">
            <svg:title/>
            <svg:desc/>
            <text:p text:style-name="a749" text:class-names="" text:cond-style-name=""><text:span text:style-name="a74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</draw:g>
        <draw:custom-shape svg:x="3.42717in" svg:y="2.64764in" svg:width="1.28425in" svg:height="0.3689in" draw:id="id156" draw:style-name="a725" draw:name="Freeform 21">
          <svg:title/>
          <svg:desc/>
          <text:p text:style-name="a724" text:class-names="" text:cond-style-name=""><text:span text:style-name="a723" text:class-names="">Focal point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89764in" svg:y="3.76378in" svg:width="1.40787in" svg:height="1.7189in" draw:id="id157" draw:style-name="a729" draw:name="Freeform 22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type="non-primitive" svg:viewBox="0 0 811 990" draw:enhanced-path="M ?f0 ?f2 C ?f3 ?f4 ?f5 ?f6 ?f7 ?f8 ?f9 ?f10 ?f11 ?f12 ?f13 ?f14 ?f15 ?f16 ?f17 ?f18 ?f19 ?f20 ?f21 ?f22 ?f23 ?f24 ?f1 ?f0 N" draw:text-areas="?f29 ?f31 ?f30 ?f32">
            <draw:equation draw:name="f0" draw:formula="0"/>
            <draw:equation draw:name="f1" draw:formula="811"/>
            <draw:equation draw:name="f2" draw:formula="990"/>
            <draw:equation draw:name="f3" draw:formula="17"/>
            <draw:equation draw:name="f4" draw:formula="899"/>
            <draw:equation draw:name="f5" draw:formula="35"/>
            <draw:equation draw:name="f6" draw:formula="808"/>
            <draw:equation draw:name="f7" draw:formula="67"/>
            <draw:equation draw:name="f8" draw:formula="728"/>
            <draw:equation draw:name="f9" draw:formula="99"/>
            <draw:equation draw:name="f10" draw:formula="648"/>
            <draw:equation draw:name="f11" draw:formula="130"/>
            <draw:equation draw:name="f12" draw:formula="592"/>
            <draw:equation draw:name="f13" draw:formula="195"/>
            <draw:equation draw:name="f14" draw:formula="512"/>
            <draw:equation draw:name="f15" draw:formula="260"/>
            <draw:equation draw:name="f16" draw:formula="432"/>
            <draw:equation draw:name="f17" draw:formula="356"/>
            <draw:equation draw:name="f18" draw:formula="333"/>
            <draw:equation draw:name="f19" draw:formula="459"/>
            <draw:equation draw:name="f20" draw:formula="248"/>
            <draw:equation draw:name="f21" draw:formula="562"/>
            <draw:equation draw:name="f22" draw:formula="163"/>
            <draw:equation draw:name="f23" draw:formula="686"/>
            <draw:equation draw:name="f24" draw:formula="81"/>
            <draw:equation draw:name="f25" draw:formula="?f2 - ?f0"/>
            <draw:equation draw:name="f26" draw:formula="?f1 - ?f0"/>
            <draw:equation draw:name="f27" draw:formula="?f26 / 811"/>
            <draw:equation draw:name="f28" draw:formula="?f25 / 990"/>
            <draw:equation draw:name="f29" draw:formula="?f0 / ?f27"/>
            <draw:equation draw:name="f30" draw:formula="?f1 / ?f27"/>
            <draw:equation draw:name="f31" draw:formula="?f0 / ?f28"/>
            <draw:equation draw:name="f32" draw:formula="?f2 / ?f28"/>
          </draw:enhanced-geometry>
        </draw:custom-shape>
        <draw:custom-shape svg:x="3.45827in" svg:y="3.77795in" svg:width="1in" svg:height="0.48583in" draw:id="id158" draw:style-name="a733" draw:name="Straight Connector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3898in" svg:y="3.01378in" svg:width="1.13898in" svg:height="0.66693in" draw:id="id159" draw:style-name="a737" draw:name="Straight Connector 24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02441in" svg:y="2.46693in" svg:width="1.41929in" svg:height="0.3689in" draw:id="id160" draw:style-name="a740" draw:name="Freeform 25">
          <svg:title/>
          <svg:desc/>
          <text:p text:style-name="a739" text:class-names="" text:cond-style-name=""><text:span text:style-name="a738" text:class-names="">Image plan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777">
          <draw:page-thumbnail draw:page-number="4" svg:x="1.25in" svg:y="0.76024in" svg:width="5in" svg:height="3.75in" presentation:class="page" draw:id="id170" presentation:style-name="a773" draw:name="Slide Image Placeholder 1">
            <svg:title/>
            <svg:desc/>
          </draw:page-thumbnail>
          <draw:frame draw:id="id171" draw:style-name="a776" draw:name="TextBox 2" svg:x="0.74961in" svg:y="4.74961in" svg:width="5.99646in" svg:height="4.49646in">
            <draw:text-box>
              <text:p text:style-name="a775" text:class-names="" text:cond-style-name=""><text:span text:style-name="a774" text:class-names=""/></text:p>
            </draw:text-box>
            <svg:title/>
            <svg:desc/>
          </draw:frame>
        </presentation:notes>
      </draw:page>
      <draw:page draw:name="page5" draw:style-name="a778" draw:master-page-name="Master1-Layout7-blank-Blank" presentation:presentation-page-layout-name="Master1-PPL7" draw:id="Slide-260">
        <draw:custom-shape svg:x="5.35945in" svg:y="3.74842in" svg:width="0.00157in" svg:height="0.94606in" draw:id="id172" draw:style-name="a782" draw:name="Straight Connector 1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35945in" svg:y="3.74842in" svg:width="2.25157in" svg:height="0.00157in" draw:id="id173" draw:style-name="a786" draw:name="Straight Connector 2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7.26024in" svg:y="1.75in" svg:width="0.30276in" svg:height="0.35236in" draw:id="id174" draw:style-name="a789" draw:name="Freeform 3">
          <svg:title/>
          <svg:desc/>
          <text:p text:style-name="a788" text:class-names="" text:cond-style-name=""><text:span text:style-name="a787" text:class-names="">z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44252in" svg:y="3.3559in" svg:width="0.29921in" svg:height="0.35236in" draw:id="id175" draw:style-name="a792" draw:name="Freeform 4">
          <svg:title/>
          <svg:desc/>
          <text:p text:style-name="a791" text:class-names="" text:cond-style-name=""><text:span text:style-name="a790" text:class-names="">x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28976in" svg:y="2.1752in" svg:width="0.76772in" svg:height="0.71732in" draw:id="id176" draw:style-name="a796" draw:name="Straight Connector 5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0122in" svg:y="4.29331in" svg:width="0.29921in" svg:height="0.35236in" draw:id="id177" draw:style-name="a799" draw:name="Freeform 6">
          <svg:title/>
          <svg:desc/>
          <text:p text:style-name="a798" text:class-names="" text:cond-style-name=""><text:span text:style-name="a797" text:class-names="">y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1874in" svg:y="2.1752in" svg:width="2.20315in" svg:height="1.41693in" draw:id="id178" draw:style-name="a802" draw:name="Freeform 7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1874in" svg:y="2.88189in" svg:width="2.20315in" svg:height="0.00197in" draw:id="id179" draw:style-name="a806" draw:name="Straight Connector 8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8819in" svg:y="2.1752in" svg:width="0.00157in" svg:height="1.41693in" draw:id="id180" draw:style-name="a810" draw:name="Straight Connector 9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9689in" svg:y="3.3559in" svg:width="1.15276in" svg:height="0.33583in" draw:id="id181" draw:style-name="a813" draw:name="Freeform 10">
          <svg:title/>
          <svg:desc/>
          <text:p text:style-name="a812" text:class-names="" text:cond-style-name=""><text:span text:style-name="a811" text:class-names="">Focal point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88386in" svg:y="3.66339in" svg:width="0.42677in" svg:height="0.09882in" draw:id="id182" draw:style-name="a817" draw:name="Straight Connector 11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16496in" svg:y="1.87677in" svg:width="1.27087in" svg:height="0.33583in" draw:id="id183" draw:style-name="a820" draw:name="Freeform 12">
          <svg:title/>
          <svg:desc/>
          <text:p text:style-name="a819" text:class-names="" text:cond-style-name=""><text:span text:style-name="a818" text:class-names="">Image plan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01732in" svg:y="2.40276in" svg:width="0.37323in" svg:height="0.25354in" draw:id="id184" draw:style-name="a824" draw:name="Straight Connector 13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7.05906in" svg:y="1.99843in" svg:width="0.19094in" svg:height="0.18031in" draw:id="id185" draw:style-name="a828" draw:name="Straight Connector 14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35945in" svg:y="2.88031in" svg:width="0.93583in" svg:height="0.87323in" draw:id="id186" draw:style-name="a831" draw:name="Straight Connector 15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36102in" svg:y="2.64764in" svg:width="1.65984in" svg:height="1.10394in" draw:id="id187" draw:style-name="a835" draw:name="Straight Connector 16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7.39055in" svg:y="2.06496in" svg:width="0.51063in" svg:height="0.34528in" draw:id="id188" draw:style-name="a839" draw:name="Straight Connector 17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7.85079in" svg:y="1.82126in" svg:width="1.00236in" svg:height="0.4063in" draw:id="id189" draw:style-name="a848" draw:name="Freeform 18">
          <svg:title/>
          <svg:desc/>
          <text:p text:style-name="a847" text:class-names="" text:cond-style-name=""><text:span text:style-name="a840" text:class-names="">(p</text:span><text:span text:style-name="a841" text:class-names="">x</text:span><text:span text:style-name="a842" text:class-names="">,p</text:span><text:span text:style-name="a843" text:class-names="">y</text:span><text:span text:style-name="a844" text:class-names="">,p</text:span><text:span text:style-name="a845" text:class-names="">z</text:span><text:span text:style-name="a846" text:class-names="">)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10236in" svg:y="2.60748in" svg:width="0.58583in" svg:height="0.33583in" draw:id="id190" draw:style-name="a851" draw:name="Freeform 19">
          <svg:title/>
          <svg:desc/>
          <text:p text:style-name="a850" text:class-names="" text:cond-style-name=""><text:span text:style-name="a849" text:class-names="">(u,v)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856">
          <draw:page-thumbnail draw:page-number="5" svg:x="1.25in" svg:y="0.76024in" svg:width="5in" svg:height="3.75in" presentation:class="page" draw:id="id191" presentation:style-name="a852" draw:name="Slide Image Placeholder 1">
            <svg:title/>
            <svg:desc/>
          </draw:page-thumbnail>
          <draw:frame draw:id="id192" draw:style-name="a855" draw:name="TextBox 2" svg:x="0.74961in" svg:y="4.74961in" svg:width="5.99646in" svg:height="4.49646in">
            <draw:text-box>
              <text:p text:style-name="a854" text:class-names="" text:cond-style-name=""><text:span text:style-name="a853" text:class-names=""/></text:p>
            </draw:text-box>
            <svg:title/>
            <svg:desc/>
          </draw:frame>
        </presentation:notes>
      </draw:page>
      <draw:page draw:name="page6" draw:style-name="a857" draw:master-page-name="Master1-Layout7-blank-Blank" presentation:presentation-page-layout-name="Master1-PPL7" draw:id="Slide-261">
        <draw:custom-shape svg:x="2.32953in" svg:y="0.91496in" svg:width="4.55079in" svg:height="0.6689in" draw:id="id193" draw:style-name="a862" draw:name="Freeform 1">
          <svg:title/>
          <svg:desc/>
          <text:p text:style-name="a859" text:class-names="" text:cond-style-name=""><text:span text:style-name="a858" text:class-names="">CObservationStereoImages</text:span></text:p>
          <text:p text:style-name="a861" text:class-names="" text:cond-style-name=""><text:span text:style-name="a860" text:class-names="">Reference systems related to both cameras: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0315in" svg:y="3.35236in" svg:width="2.51614in" svg:height="0.3689in" draw:id="id194" draw:style-name="a867" draw:name="Freeform 2">
          <svg:title/>
          <svg:desc/>
          <text:p text:style-name="a866" text:class-names="" text:cond-style-name=""><text:span text:style-name="a863" text:class-names="">CPose3D<text:s text:c="1"/></text:span><text:span text:style-name="a864" text:class-names="">cameraPose</text:span><text:span text:style-name="a865" text:class-names="">;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3" draw:id="id195">
          <svg:title/>
          <svg:desc/>
          <draw:custom-shape svg:x="2.28465in" svg:y="4.40866in" svg:width="0.00197in" svg:height="1.07441in" draw:id="id231" draw:style-name="a996" draw:name="Straight Connector 4">
            <svg:title/>
            <svg:desc/>
            <text:p text:style-name="a994" text:class-names="" text:cond-style-name=""><text:span text:style-name="a99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28465in" svg:y="5.47913in" svg:width="1.32992in" svg:height="0.00157in" draw:id="id232" draw:style-name="a1000" draw:name="Straight Connector 5">
            <svg:title/>
            <svg:desc/>
            <text:p text:style-name="a998" text:class-names="" text:cond-style-name=""><text:span text:style-name="a99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2622in" svg:y="4.30197in" svg:width="0.32283in" svg:height="0.40275in" draw:id="id233" draw:style-name="a1003" draw:name="Freeform 6">
            <svg:title/>
            <svg:desc/>
            <text:p text:style-name="a1002" text:class-names="" text:cond-style-name=""><text:span text:style-name="a1001" text:class-names="">z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38898in" svg:y="5.78465in" svg:width="0.32087in" svg:height="0.40275in" draw:id="id234" draw:style-name="a1006" draw:name="Freeform 7">
            <svg:title/>
            <svg:desc/>
            <text:p text:style-name="a1005" text:class-names="" text:cond-style-name=""><text:span text:style-name="a1004" text:class-names="">x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51575in" svg:y="5.47913in" svg:width="0.77244in" svg:height="0.54528in" draw:id="id235" draw:style-name="a1010" draw:name="Straight Connector 8">
            <svg:title/>
            <svg:desc/>
            <text:p text:style-name="a1008" text:class-names="" text:cond-style-name=""><text:span text:style-name="a100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5937in" svg:y="5.36614in" svg:width="0.31929in" svg:height="0.40275in" draw:id="id236" draw:style-name="a1013" draw:name="Freeform 9">
            <svg:title/>
            <svg:desc/>
            <text:p text:style-name="a1012" text:class-names="" text:cond-style-name=""><text:span text:style-name="a1011" text:class-names="">y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draw:g>
        <draw:custom-shape svg:x="0.27087in" svg:y="4.77441in" svg:width="1.89764in" svg:height="0.63504in" draw:id="id196" draw:style-name="a872" draw:name="Freeform 10">
          <svg:title/>
          <svg:desc/>
          <text:p text:style-name="a869" text:class-names="" text:cond-style-name=""><text:span text:style-name="a868" text:class-names="">Robot on-board</text:span></text:p>
          <text:p text:style-name="a871" text:class-names="" text:cond-style-name=""><text:span text:style-name="a870" text:class-names="">reference system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79331in" svg:y="3.74842in" svg:width="0.00197in" svg:height="0.94606in" draw:id="id197" draw:style-name="a876" draw:name="Straight Connector 11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79331in" svg:y="3.74842in" svg:width="2.25197in" svg:height="0.00157in" draw:id="id198" draw:style-name="a880" draw:name="Straight Connector 12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40433in" svg:y="2.08858in" svg:width="0.32283in" svg:height="0.40275in" draw:id="id199" draw:style-name="a883" draw:name="Freeform 13">
          <svg:title/>
          <svg:desc/>
          <text:p text:style-name="a882" text:class-names="" text:cond-style-name=""><text:span text:style-name="a881" text:class-names="">z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86614in" svg:y="3.3559in" svg:width="0.32087in" svg:height="0.40275in" draw:id="id200" draw:style-name="a886" draw:name="Freeform 14">
          <svg:title/>
          <svg:desc/>
          <text:p text:style-name="a885" text:class-names="" text:cond-style-name=""><text:span text:style-name="a884" text:class-names="">x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79331in" svg:y="2.31417in" svg:width="2.00197in" svg:height="1.43937in" draw:id="id201" draw:style-name="a890" draw:name="Straight Connector 15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43583in" svg:y="4.29331in" svg:width="0.31929in" svg:height="0.40275in" draw:id="id202" draw:style-name="a893" draw:name="Freeform 16">
          <svg:title/>
          <svg:desc/>
          <text:p text:style-name="a892" text:class-names="" text:cond-style-name=""><text:span text:style-name="a891" text:class-names="">y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17" draw:id="id203">
          <svg:title/>
          <svg:desc/>
          <draw:custom-shape svg:x="3.46338in" svg:y="2.48976in" svg:width="2.20315in" svg:height="1.41654in" draw:id="id228" draw:style-name="a984" draw:name="Freeform 18">
            <svg:title/>
            <svg:desc/>
            <text:p text:style-name="a983" text:class-names="" text:cond-style-name=""><text:span text:style-name="a982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3.46338in" svg:y="3.19803in" svg:width="2.20315in" svg:height="0.00157in" draw:id="id229" draw:style-name="a988" draw:name="Straight Connector 19">
            <svg:title/>
            <svg:desc/>
            <text:p text:style-name="a986" text:class-names="" text:cond-style-name=""><text:span text:style-name="a98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56417in" svg:y="2.48976in" svg:width="0.00197in" svg:height="1.41654in" draw:id="id230" draw:style-name="a992" draw:name="Straight Connector 20">
            <svg:title/>
            <svg:desc/>
            <text:p text:style-name="a990" text:class-names="" text:cond-style-name=""><text:span text:style-name="a98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</draw:g>
        <draw:custom-shape svg:x="1.39212in" svg:y="2.33346in" svg:width="1.52756in" svg:height="0.63504in" draw:id="id204" draw:style-name="a898" draw:name="Freeform 21">
          <svg:title/>
          <svg:desc/>
          <text:p text:style-name="a895" text:class-names="" text:cond-style-name=""><text:span text:style-name="a894" text:class-names="">Left camera’s</text:span></text:p>
          <text:p text:style-name="a897" text:class-names="" text:cond-style-name=""><text:span text:style-name="a896" text:class-names="">focal point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3315in" svg:y="3.76378in" svg:width="1.40827in" svg:height="1.7189in" draw:id="id205" draw:style-name="a902" draw:name="Freeform 22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type="non-primitive" svg:viewBox="0 0 811 990" draw:enhanced-path="M ?f0 ?f2 C ?f3 ?f4 ?f5 ?f6 ?f7 ?f8 ?f9 ?f10 ?f11 ?f12 ?f13 ?f14 ?f15 ?f16 ?f17 ?f18 ?f19 ?f20 ?f21 ?f22 ?f23 ?f24 ?f1 ?f0 N" draw:text-areas="?f29 ?f31 ?f30 ?f32">
            <draw:equation draw:name="f0" draw:formula="0"/>
            <draw:equation draw:name="f1" draw:formula="811"/>
            <draw:equation draw:name="f2" draw:formula="990"/>
            <draw:equation draw:name="f3" draw:formula="17"/>
            <draw:equation draw:name="f4" draw:formula="899"/>
            <draw:equation draw:name="f5" draw:formula="35"/>
            <draw:equation draw:name="f6" draw:formula="808"/>
            <draw:equation draw:name="f7" draw:formula="67"/>
            <draw:equation draw:name="f8" draw:formula="728"/>
            <draw:equation draw:name="f9" draw:formula="99"/>
            <draw:equation draw:name="f10" draw:formula="648"/>
            <draw:equation draw:name="f11" draw:formula="130"/>
            <draw:equation draw:name="f12" draw:formula="592"/>
            <draw:equation draw:name="f13" draw:formula="195"/>
            <draw:equation draw:name="f14" draw:formula="512"/>
            <draw:equation draw:name="f15" draw:formula="260"/>
            <draw:equation draw:name="f16" draw:formula="432"/>
            <draw:equation draw:name="f17" draw:formula="356"/>
            <draw:equation draw:name="f18" draw:formula="333"/>
            <draw:equation draw:name="f19" draw:formula="459"/>
            <draw:equation draw:name="f20" draw:formula="248"/>
            <draw:equation draw:name="f21" draw:formula="562"/>
            <draw:equation draw:name="f22" draw:formula="163"/>
            <draw:equation draw:name="f23" draw:formula="686"/>
            <draw:equation draw:name="f24" draw:formula="81"/>
            <draw:equation draw:name="f25" draw:formula="?f2 - ?f0"/>
            <draw:equation draw:name="f26" draw:formula="?f1 - ?f0"/>
            <draw:equation draw:name="f27" draw:formula="?f26 / 811"/>
            <draw:equation draw:name="f28" draw:formula="?f25 / 990"/>
            <draw:equation draw:name="f29" draw:formula="?f0 / ?f27"/>
            <draw:equation draw:name="f30" draw:formula="?f1 / ?f27"/>
            <draw:equation draw:name="f31" draw:formula="?f0 / ?f28"/>
            <draw:equation draw:name="f32" draw:formula="?f2 / ?f28"/>
          </draw:enhanced-geometry>
        </draw:custom-shape>
        <draw:custom-shape svg:x="1.89252in" svg:y="3.77795in" svg:width="1in" svg:height="0.48583in" draw:id="id206" draw:style-name="a906" draw:name="Straight Connector 23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2.44803in" svg:y="2.95827in" svg:width="1.26378in" svg:height="0.72244in" draw:id="id207" draw:style-name="a910" draw:name="Straight Connector 24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45827in" svg:y="2.46693in" svg:width="1.83937in" svg:height="0.3689in" draw:id="id208" draw:style-name="a913" draw:name="Freeform 25">
          <svg:title/>
          <svg:desc/>
          <text:p text:style-name="a912" text:class-names="" text:cond-style-name=""><text:span text:style-name="a911" text:class-names="">Left image plan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68386in" svg:y="1.7811in" svg:width="1.78425in" svg:height="0.3689in" draw:id="id209" draw:style-name="a916" draw:name="Freeform 26">
          <svg:title/>
          <svg:desc/>
          <text:p text:style-name="a915" text:class-names="" text:cond-style-name=""><text:span text:style-name="a914" text:class-names="">LEFT CAMER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0626in" svg:y="3.74842in" svg:width="0.00157in" svg:height="0.94606in" draw:id="id210" draw:style-name="a920" draw:name="Straight Connector 27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7.0626in" svg:y="3.74842in" svg:width="2.25157in" svg:height="0.00157in" draw:id="id211" draw:style-name="a924" draw:name="Straight Connector 28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67362in" svg:y="2.08858in" svg:width="0.32283in" svg:height="0.40275in" draw:id="id212" draw:style-name="a927" draw:name="Freeform 29">
          <svg:title/>
          <svg:desc/>
          <text:p text:style-name="a926" text:class-names="" text:cond-style-name=""><text:span text:style-name="a925" text:class-names="">z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13543in" svg:y="3.3559in" svg:width="0.32087in" svg:height="0.40275in" draw:id="id213" draw:style-name="a930" draw:name="Freeform 30">
          <svg:title/>
          <svg:desc/>
          <text:p text:style-name="a929" text:class-names="" text:cond-style-name=""><text:span text:style-name="a928" text:class-names="">x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0626in" svg:y="2.31417in" svg:width="2.00157in" svg:height="1.43937in" draw:id="id214" draw:style-name="a934" draw:name="Straight Connector 31">
          <svg:title/>
          <svg:desc/>
          <text:p text:style-name="a932" text:class-names="" text:cond-style-name=""><text:span text:style-name="a93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70472in" svg:y="4.29331in" svg:width="0.31929in" svg:height="0.40275in" draw:id="id215" draw:style-name="a937" draw:name="Freeform 32">
          <svg:title/>
          <svg:desc/>
          <text:p text:style-name="a936" text:class-names="" text:cond-style-name=""><text:span text:style-name="a935" text:class-names="">y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33" draw:id="id216">
          <svg:title/>
          <svg:desc/>
          <draw:custom-shape svg:x="6.73268in" svg:y="2.48976in" svg:width="2.20315in" svg:height="1.41654in" draw:id="id225" draw:style-name="a973" draw:name="Freeform 34">
            <svg:title/>
            <svg:desc/>
            <text:p text:style-name="a972" text:class-names="" text:cond-style-name=""><text:span text:style-name="a971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6.73268in" svg:y="3.19803in" svg:width="2.20315in" svg:height="0.00157in" draw:id="id226" draw:style-name="a977" draw:name="Straight Connector 35">
            <svg:title/>
            <svg:desc/>
            <text:p text:style-name="a975" text:class-names="" text:cond-style-name=""><text:span text:style-name="a97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7.83504in" svg:y="2.48976in" svg:width="0.00157in" svg:height="1.41654in" draw:id="id227" draw:style-name="a981" draw:name="Straight Connector 36">
            <svg:title/>
            <svg:desc/>
            <text:p text:style-name="a979" text:class-names="" text:cond-style-name=""><text:span text:style-name="a97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</draw:g>
        <draw:custom-shape svg:x="6.72559in" svg:y="2.46693in" svg:width="1.9878in" svg:height="0.3689in" draw:id="id217" draw:style-name="a940" draw:name="Freeform 37">
          <svg:title/>
          <svg:desc/>
          <text:p text:style-name="a939" text:class-names="" text:cond-style-name=""><text:span text:style-name="a938" text:class-names="">Right image plan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89409in" svg:y="1.7811in" svg:width="1.91929in" svg:height="0.3689in" draw:id="id218" draw:style-name="a943" draw:name="Freeform 38">
          <svg:title/>
          <svg:desc/>
          <text:p text:style-name="a942" text:class-names="" text:cond-style-name=""><text:span text:style-name="a941" text:class-names="">RIGHT CAMER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81929in" svg:y="3.75in" svg:width="3.18071in" svg:height="0.69606in" draw:id="id219" draw:style-name="a947" draw:name="Freeform 39">
          <svg:title/>
          <svg:desc/>
          <text:p text:style-name="a945" text:class-names="" text:cond-style-name=""><text:span text:style-name="a944" text:class-names=""/></text:p>
          <draw:enhanced-geometry xmlns:dr3d="urn:oasis:names:tc:opendocument:xmlns:dr3d:1.0" draw:type="non-primitive" svg:viewBox="0 0 1832 401" draw:enhanced-path="M ?f0 ?f0 C ?f3 ?f4 ?f5 ?f6 ?f7 ?f8 ?f9 ?f10 ?f11 ?f12 ?f13 ?f14 ?f15 ?f16 ?f17 ?f2 ?f18 ?f19 ?f20 ?f21 ?f22 ?f23 ?f24 ?f25 ?f26 ?f27 ?f28 ?f29 ?f1 ?f30 N" draw:text-areas="?f35 ?f37 ?f36 ?f38">
            <draw:equation draw:name="f0" draw:formula="0"/>
            <draw:equation draw:name="f1" draw:formula="1832"/>
            <draw:equation draw:name="f2" draw:formula="401"/>
            <draw:equation draw:name="f3" draw:formula="42"/>
            <draw:equation draw:name="f4" draw:formula="64"/>
            <draw:equation draw:name="f5" draw:formula="85"/>
            <draw:equation draw:name="f6" draw:formula="129"/>
            <draw:equation draw:name="f7" draw:formula="168"/>
            <draw:equation draw:name="f8" draw:formula="184"/>
            <draw:equation draw:name="f9" draw:formula="251"/>
            <draw:equation draw:name="f10" draw:formula="239"/>
            <draw:equation draw:name="f11" draw:formula="357"/>
            <draw:equation draw:name="f12" draw:formula="292"/>
            <draw:equation draw:name="f13" draw:formula="496"/>
            <draw:equation draw:name="f14" draw:formula="328"/>
            <draw:equation draw:name="f15" draw:formula="635"/>
            <draw:equation draw:name="f16" draw:formula="364"/>
            <draw:equation draw:name="f17" draw:formula="855"/>
            <draw:equation draw:name="f18" draw:formula="1000"/>
            <draw:equation draw:name="f19" draw:formula="400"/>
            <draw:equation draw:name="f20" draw:formula="1145"/>
            <draw:equation draw:name="f21" draw:formula="399"/>
            <draw:equation draw:name="f22" draw:formula="1229"/>
            <draw:equation draw:name="f23" draw:formula="381"/>
            <draw:equation draw:name="f24" draw:formula="1368"/>
            <draw:equation draw:name="f25" draw:formula="320"/>
            <draw:equation draw:name="f26" draw:formula="1507"/>
            <draw:equation draw:name="f27" draw:formula="259"/>
            <draw:equation draw:name="f28" draw:formula="1669"/>
            <draw:equation draw:name="f29" draw:formula="145"/>
            <draw:equation draw:name="f30" draw:formula="32"/>
            <draw:equation draw:name="f31" draw:formula="?f2 - ?f0"/>
            <draw:equation draw:name="f32" draw:formula="?f1 - ?f0"/>
            <draw:equation draw:name="f33" draw:formula="?f32 / 1832"/>
            <draw:equation draw:name="f34" draw:formula="?f31 / 401"/>
            <draw:equation draw:name="f35" draw:formula="?f0 / ?f33"/>
            <draw:equation draw:name="f36" draw:formula="?f1 / ?f33"/>
            <draw:equation draw:name="f37" draw:formula="?f0 / ?f34"/>
            <draw:equation draw:name="f38" draw:formula="?f2 / ?f34"/>
          </draw:enhanced-geometry>
        </draw:custom-shape>
        <draw:custom-shape svg:x="7.88661in" svg:y="4.30197in" svg:width="1.67638in" svg:height="0.63504in" draw:id="id220" draw:style-name="a952" draw:name="Freeform 40">
          <svg:title/>
          <svg:desc/>
          <text:p text:style-name="a949" text:class-names="" text:cond-style-name=""><text:span text:style-name="a948" text:class-names="">Right camera’s</text:span></text:p>
          <text:p text:style-name="a951" text:class-names="" text:cond-style-name=""><text:span text:style-name="a950" text:class-names="">focal point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17756in" svg:y="3.8559in" svg:width="0.73268in" svg:height="0.67717in" draw:id="id221" draw:style-name="a956" draw:name="Straight Connector 41">
          <svg:title/>
          <svg:desc/>
          <text:p text:style-name="a954" text:class-names="" text:cond-style-name=""><text:span text:style-name="a95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90354in" svg:y="5.20472in" svg:width="2.99646in" svg:height="0.3689in" draw:id="id222" draw:style-name="a961" draw:name="Freeform 42">
          <svg:title/>
          <svg:desc/>
          <text:p text:style-name="a960" text:class-names="" text:cond-style-name=""><text:span text:style-name="a957" text:class-names="">CPose3D<text:s text:c="1"/></text:span><text:span text:style-name="a958" text:class-names="">rightCameraPose</text:span><text:span text:style-name="a959" text:class-names="">;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38701in" svg:y="4.56417in" svg:width="0.49685in" svg:height="0.44094in" draw:id="id223" draw:style-name="a965" draw:name="Straight Connector 43">
          <svg:title/>
          <svg:desc/>
          <text:p text:style-name="a963" text:class-names="" text:cond-style-name=""><text:span text:style-name="a96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7717in" svg:y="5.56063in" svg:width="3.45276in" svg:height="0.63504in" draw:id="id224" draw:style-name="a970" draw:name="Freeform 44">
          <svg:title/>
          <svg:desc/>
          <text:p text:style-name="a967" text:class-names="" text:cond-style-name=""><text:span text:style-name="a966" text:class-names="">(It can be any 3D relation, it does</text:span></text:p>
          <text:p text:style-name="a969" text:class-names="" text:cond-style-name=""><text:span text:style-name="a968" text:class-names="">not need to be at the “right”)‏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1018">
          <draw:page-thumbnail draw:page-number="6" svg:x="1.25in" svg:y="0.76042in" svg:width="5in" svg:height="3.75in" presentation:class="page" draw:id="id237" presentation:style-name="a1014" draw:name="Slide Image Placeholder 1">
            <svg:title/>
            <svg:desc/>
          </draw:page-thumbnail>
          <draw:frame draw:id="id238" draw:style-name="a1017" draw:name="TextBox 2" svg:x="0.74961in" svg:y="4.74961in" svg:width="5.99646in" svg:height="4.49646in">
            <draw:text-box>
              <text:p text:style-name="a1016" text:class-names="" text:cond-style-name=""><text:span text:style-name="a1015" text:class-names=""/></text:p>
            </draw:text-box>
            <svg:title/>
            <svg:desc/>
          </draw:frame>
        </presentation:notes>
      </draw:page>
      <draw:page draw:name="page7" draw:style-name="a1019" draw:master-page-name="Master1-Layout7-blank-Blank" presentation:presentation-page-layout-name="Master1-PPL7" draw:id="Slide-262">
        <draw:custom-shape svg:x="1.4921in" svg:y="4.14601in" svg:width="0.00197in" svg:height="0.94606in" draw:id="id239" draw:style-name="a1023" draw:name="Straight Connector 11">
          <svg:title/>
          <svg:desc/>
          <text:p text:style-name="a1021" text:class-names="" text:cond-style-name=""><text:span text:style-name="a102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10312in" svg:y="2.48617in" svg:width="0.32283in" svg:height="0.40275in" draw:id="id240" draw:style-name="a1026" draw:name="Freeform 11">
          <svg:title/>
          <svg:desc/>
          <text:p text:style-name="a1025" text:class-names="" text:cond-style-name=""><text:span text:style-name="a1024" text:class-names="">z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36077in" svg:y="3.45974in" svg:width="0.32499in" svg:height="0.39367in" draw:id="id241" draw:style-name="a1030" draw:name="Freeform 12">
          <svg:title/>
          <svg:desc/>
          <text:p text:style-name="a1029" text:class-names="" text:cond-style-name=""><text:span text:style-name="a1027" text:class-names="">y</text:span><text:span text:style-name="a102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4921in" svg:y="2.71176in" svg:width="2.00197in" svg:height="1.43937in" draw:id="id242" draw:style-name="a1034" draw:name="Straight Connector 15">
          <svg:title/>
          <svg:desc/>
          <text:p text:style-name="a1032" text:class-names="" text:cond-style-name=""><text:span text:style-name="a103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.13462in" svg:y="4.6909in" svg:width="0.31929in" svg:height="0.40275in" draw:id="id243" draw:style-name="a1037" draw:name="Freeform 14">
          <svg:title/>
          <svg:desc/>
          <text:p text:style-name="a1036" text:class-names="" text:cond-style-name=""><text:span text:style-name="a1035" text:class-names="">y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15" draw:id="id244">
          <svg:title/>
          <svg:desc/>
          <draw:custom-shape svg:x="1.16218in" svg:y="2.88735in" svg:width="2.20315in" svg:height="1.41654in" draw:id="id291" draw:style-name="a1203" draw:name="Freeform 16">
            <svg:title/>
            <svg:desc/>
            <text:p text:style-name="a1202" text:class-names="" text:cond-style-name=""><text:span text:style-name="a1201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16218in" svg:y="3.59562in" svg:width="2.20315in" svg:height="0.00157in" draw:id="id292" draw:style-name="a1207" draw:name="Straight Connector 19">
            <svg:title/>
            <svg:desc/>
            <text:p text:style-name="a1205" text:class-names="" text:cond-style-name=""><text:span text:style-name="a120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26297in" svg:y="2.88735in" svg:width="0.00197in" svg:height="1.41654in" draw:id="id293" draw:style-name="a1211" draw:name="Straight Connector 20">
            <svg:title/>
            <svg:desc/>
            <text:p text:style-name="a1209" text:class-names="" text:cond-style-name=""><text:span text:style-name="a120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</draw:g>
        <draw:custom-shape svg:x="1.06809in" svg:y="2.57736in" svg:width="1.43398in" svg:height="0.36141in" draw:id="id245" draw:style-name="a1041" draw:name="Freeform 20">
          <svg:title/>
          <svg:desc/>
          <text:p text:style-name="a1040" text:class-names="" text:cond-style-name=""><text:span text:style-name="a1038" text:class-names="">Image<text:s text:c="1"/></text:span><text:span text:style-name="a1039" text:class-names="">plan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46181in" svg:y="4.26279in" svg:width="1.02208in" svg:height="0.36141in" draw:id="id246" draw:style-name="a1045" draw:name="Freeform 21">
          <svg:title/>
          <svg:desc/>
          <text:p text:style-name="a1044" text:class-names="" text:cond-style-name=""><text:span text:style-name="a1042" text:class-names="">Camera</text:span><text:span text:style-name="a104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42" draw:id="id247">
          <svg:title/>
          <svg:desc/>
          <draw:custom-shape svg:width="0.74396in" svg:height="0.74396in" draw:id="id276" draw:style-name="a1158" draw:transform="translate(-0.37198in -0.37198in) rotate(-0.38392) translate(6.01402in 2.12768in)" draw:name="Rectangle 27">
            <svg:title/>
            <svg:desc/>
            <text:p text:style-name="a1157" text:class-names="" text:cond-style-name=""><text:span text:style-name="a11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74396in" svg:height="0.74396in" draw:id="id277" draw:style-name="a1161" draw:transform="translate(-0.37198in -0.37198in) rotate(-0.38392) translate(6.70382in 2.40634in)" draw:name="Rectangle 28">
            <svg:title/>
            <svg:desc/>
            <text:p text:style-name="a1160" text:class-names="" text:cond-style-name=""><text:span text:style-name="a11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74396in" svg:height="0.74396in" draw:id="id278" draw:style-name="a1164" draw:transform="translate(-0.37198in -0.37198in) rotate(-0.38392) translate(7.39362in 2.68499in)" draw:name="Rectangle 29">
            <svg:title/>
            <svg:desc/>
            <text:p text:style-name="a1163" text:class-names="" text:cond-style-name=""><text:span text:style-name="a116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74396in" svg:height="0.74396in" draw:id="id279" draw:style-name="a1167" draw:transform="translate(-0.37198in -0.37198in) rotate(-0.38392) translate(8.08342in 2.96365in)" draw:name="Rectangle 30">
            <svg:title/>
            <svg:desc/>
            <text:p text:style-name="a1166" text:class-names="" text:cond-style-name=""><text:span text:style-name="a116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74396in" svg:height="0.74396in" draw:id="id280" draw:style-name="a1170" draw:transform="translate(-0.37198in -0.37198in) rotate(-0.38392) translate(6.4256in 3.09506in)" draw:name="Rectangle 31">
            <svg:title/>
            <svg:desc/>
            <text:p text:style-name="a1169" text:class-names="" text:cond-style-name=""><text:span text:style-name="a11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74396in" svg:height="0.74396in" draw:id="id281" draw:style-name="a1173" draw:transform="translate(-0.37198in -0.37198in) rotate(-0.38392) translate(7.1154in 3.37371in)" draw:name="Rectangle 32">
            <svg:title/>
            <svg:desc/>
            <text:p text:style-name="a1172" text:class-names="" text:cond-style-name=""><text:span text:style-name="a11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74396in" svg:height="0.74396in" draw:id="id282" draw:style-name="a1176" draw:transform="translate(-0.37198in -0.37198in) rotate(-0.38392) translate(7.80521in 3.65237in)" draw:name="Rectangle 33">
            <svg:title/>
            <svg:desc/>
            <text:p text:style-name="a1175" text:class-names="" text:cond-style-name=""><text:span text:style-name="a11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74396in" svg:height="0.74396in" draw:id="id283" draw:style-name="a1179" draw:transform="translate(-0.37198in -0.37198in) rotate(-0.38392) translate(8.49501in 3.93102in)" draw:name="Rectangle 34">
            <svg:title/>
            <svg:desc/>
            <text:p text:style-name="a1178" text:class-names="" text:cond-style-name=""><text:span text:style-name="a117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74396in" svg:height="0.74396in" draw:id="id284" draw:style-name="a1182" draw:transform="translate(-0.37198in -0.37198in) rotate(-0.38392) translate(5.7358in 2.8164in)" draw:name="Rectangle 35">
            <svg:title/>
            <svg:desc/>
            <text:p text:style-name="a1181" text:class-names="" text:cond-style-name=""><text:span text:style-name="a11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74396in" svg:height="0.74396in" draw:id="id285" draw:style-name="a1185" draw:transform="translate(-0.37198in -0.37198in) rotate(-0.38392) translate(8.77322in 3.2423in)" draw:name="Rectangle 36">
            <svg:title/>
            <svg:desc/>
            <text:p text:style-name="a1184" text:class-names="" text:cond-style-name=""><text:span text:style-name="a11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74396in" svg:height="0.74396in" draw:id="id286" draw:style-name="a1188" draw:transform="translate(-0.37198in -0.37198in) rotate(-0.38392) translate(5.45715in 3.50621in)" draw:name="Rectangle 37">
            <svg:title/>
            <svg:desc/>
            <text:p text:style-name="a1187" text:class-names="" text:cond-style-name=""><text:span text:style-name="a11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74396in" svg:height="0.74396in" draw:id="id287" draw:style-name="a1191" draw:transform="translate(-0.37198in -0.37198in) rotate(-0.38392) translate(6.14695in 3.78486in)" draw:name="Rectangle 38">
            <svg:title/>
            <svg:desc/>
            <text:p text:style-name="a1190" text:class-names="" text:cond-style-name=""><text:span text:style-name="a11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74396in" svg:height="0.74396in" draw:id="id288" draw:style-name="a1194" draw:transform="translate(-0.37198in -0.37198in) rotate(-0.38392) translate(6.83675in 4.06351in)" draw:name="Rectangle 39">
            <svg:title/>
            <svg:desc/>
            <text:p text:style-name="a1193" text:class-names="" text:cond-style-name=""><text:span text:style-name="a11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74396in" svg:height="0.74396in" draw:id="id289" draw:style-name="a1197" draw:transform="translate(-0.37198in -0.37198in) rotate(-0.38392) translate(7.52655in 4.34217in)" draw:name="Rectangle 40">
            <svg:title/>
            <svg:desc/>
            <text:p text:style-name="a1196" text:class-names="" text:cond-style-name=""><text:span text:style-name="a11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74396in" svg:height="0.74396in" draw:id="id290" draw:style-name="a1200" draw:transform="translate(-0.37198in -0.37198in) rotate(-0.38392) translate(8.21635in 4.62082in)" draw:name="Rectangle 41">
            <svg:title/>
            <svg:desc/>
            <text:p text:style-name="a1199" text:class-names="" text:cond-style-name=""><text:span text:style-name="a11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6.67261in" svg:y="5.02229in" svg:width="1.49576in" svg:height="0.36141in" draw:id="id248" draw:style-name="a1049" draw:name="Freeform 43">
          <svg:title/>
          <svg:desc/>
          <text:p text:style-name="a1048" text:class-names="" text:cond-style-name=""><text:span text:style-name="a1046" text:class-names="">Chessboard</text:span><text:span text:style-name="a104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10843in" svg:y="2.49398in" svg:width="0.19277in" svg:height="0.19277in" draw:id="id249" draw:style-name="a1052" draw:name="Oval 44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80635in" svg:y="2.80127in" svg:width="0.19277in" svg:height="0.19277in" draw:id="id250" draw:style-name="a1055" draw:name="Oval 45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50427in" svg:y="3.0721in" svg:width="0.19277in" svg:height="0.19277in" draw:id="id251" draw:style-name="a1058" draw:name="Oval 46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18656in" svg:y="3.33773in" svg:width="0.19277in" svg:height="0.19277in" draw:id="id252" draw:style-name="a1061" draw:name="Oval 47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82718in" svg:y="3.16585in" svg:width="0.19277in" svg:height="0.19277in" draw:id="id253" draw:style-name="a1064" draw:name="Oval 48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5251in" svg:y="3.47314in" svg:width="0.19277in" svg:height="0.19277in" draw:id="id254" draw:style-name="a1067" draw:name="Oval 49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22302in" svg:y="3.74398in" svg:width="0.19277in" svg:height="0.19277in" draw:id="id255" draw:style-name="a1070" draw:name="Oval 50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90531in" svg:y="4.0096in" svg:width="0.19277in" svg:height="0.19277in" draw:id="id256" draw:style-name="a1073" draw:name="Oval 51">
          <svg:title/>
          <svg:desc/>
          <text:p text:style-name="a1072" text:class-names="" text:cond-style-name=""><text:span text:style-name="a107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21959in" svg:y="2.61266in" svg:width="3.48448in" svg:height="1.39567in" draw:id="id257" draw:style-name="a1077" draw:name="Straight Connector 12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47136in" svg:y="2.61083in" svg:width="0.74in" svg:height="1.80442in" draw:id="id258" draw:style-name="a1081" draw:name="Straight Connector 12">
          <svg:title/>
          <svg:desc/>
          <text:p text:style-name="a1079" text:class-names="" text:cond-style-name=""><text:span text:style-name="a107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5691in" svg:y="4.22641in" svg:width="0.32499in" svg:height="0.39367in" draw:id="id259" draw:style-name="a1085" draw:name="Freeform 53">
          <svg:title/>
          <svg:desc/>
          <text:p text:style-name="a1084" text:class-names="" text:cond-style-name=""><text:span text:style-name="a1082" text:class-names="">x</text:span><text:span text:style-name="a108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0997in" svg:y="4.15676in" svg:width="2.25197in" svg:height="0.00157in" draw:id="id260" draw:style-name="a1089" draw:name="Straight Connector 12">
          <svg:title/>
          <svg:desc/>
          <text:p text:style-name="a1087" text:class-names="" text:cond-style-name=""><text:span text:style-name="a108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58281in" svg:y="3.76424in" svg:width="0.32087in" svg:height="0.40275in" draw:id="id261" draw:style-name="a1092" draw:name="Freeform 56">
          <svg:title/>
          <svg:desc/>
          <text:p text:style-name="a1091" text:class-names="" text:cond-style-name=""><text:span text:style-name="a1090" text:class-names="">x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05273in" svg:y="2.1115in" svg:width="0.33916in" svg:height="0.39367in" draw:id="id262" draw:style-name="a1096" draw:name="Freeform 57">
          <svg:title/>
          <svg:desc/>
          <text:p text:style-name="a1095" text:class-names="" text:cond-style-name=""><text:span text:style-name="a1093" text:class-names="">0</text:span><text:span text:style-name="a109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60273in" svg:y="2.87817in" svg:width="0.33916in" svg:height="0.39367in" draw:id="id263" draw:style-name="a1100" draw:name="Freeform 58">
          <svg:title/>
          <svg:desc/>
          <text:p text:style-name="a1099" text:class-names="" text:cond-style-name=""><text:span text:style-name="a1097" text:class-names="">1</text:span><text:span text:style-name="a109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2444in" svg:y="3.05317in" svg:width="0.75302in" svg:height="0.39367in" draw:id="id264" draw:style-name="a1106" draw:name="Freeform 59">
          <svg:title/>
          <svg:desc/>
          <text:p text:style-name="a1105" text:class-names="" text:cond-style-name=""><text:span text:style-name="a1101" text:class-names="">N</text:span><text:span text:style-name="a1102" text:class-names="">x</text:span><text:span text:style-name="a1103" text:class-names="">+1</text:span><text:span text:style-name="a110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width="0.45121in" svg:height="0.39367in" draw:id="id265" draw:style-name="a1110" draw:transform="translate(-0.22561in -0.19683in) rotate(-5.24104) translate(5.47834in 3.57501in)" draw:name="Freeform 61">
          <svg:title/>
          <svg:desc/>
          <text:p text:style-name="a1109" text:class-names="" text:cond-style-name=""><text:span text:style-name="a1107" text:class-names="">…</text:span><text:span text:style-name="a110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57773in" svg:y="2.31984in" svg:width="0.46524in" svg:height="0.39367in" draw:id="id266" draw:style-name="a1115" draw:name="Freeform 62">
          <svg:title/>
          <svg:desc/>
          <text:p text:style-name="a1114" text:class-names="" text:cond-style-name=""><text:span text:style-name="a1111" text:class-names="">N</text:span><text:span text:style-name="a1112" text:class-names="">x</text:span><text:span text:style-name="a111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width="0.45121in" svg:height="0.39367in" draw:id="id267" draw:style-name="a1119" draw:transform="translate(-0.22561in -0.19683in) rotate(-5.24104) translate(6.22834in 3.83334in)" draw:name="Freeform 63">
          <svg:title/>
          <svg:desc/>
          <text:p text:style-name="a1118" text:class-names="" text:cond-style-name=""><text:span text:style-name="a1116" text:class-names="">…</text:span><text:span text:style-name="a111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07773in" svg:y="2.90317in" svg:width="1.2084in" svg:height="0.39367in" draw:id="id268" draw:style-name="a1127" draw:name="Freeform 65">
          <svg:title/>
          <svg:desc/>
          <text:p text:style-name="a1126" text:class-names="" text:cond-style-name=""><text:span text:style-name="a1120" text:class-names="">(N</text:span><text:span text:style-name="a1121" text:class-names="">y</text:span><text:span text:style-name="a1122" text:class-names="">-1)·</text:span><text:span text:style-name="a1123" text:class-names="">N</text:span><text:span text:style-name="a1124" text:class-names="">x</text:span><text:span text:style-name="a112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31994in" svg:y="2.60423in" svg:width="0.45121in" svg:height="0.39367in" draw:id="id269" draw:style-name="a1131" draw:name="Freeform 66">
          <svg:title/>
          <svg:desc/>
          <text:p text:style-name="a1130" text:class-names="" text:cond-style-name=""><text:span text:style-name="a1128" text:class-names="">…</text:span><text:span text:style-name="a112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width="0.45121in" svg:height="0.39367in" draw:id="id270" draw:style-name="a1135" draw:transform="translate(-0.22561in -0.19683in) rotate(-5.24104) translate(7.70334in 4.30834in)" draw:name="Freeform 67">
          <svg:title/>
          <svg:desc/>
          <text:p text:style-name="a1134" text:class-names="" text:cond-style-name=""><text:span text:style-name="a1132" text:class-names="">…</text:span><text:span text:style-name="a113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20971in" svg:y="1.6547in" svg:width="0.99332in" svg:height="0.9478in" draw:id="id271" draw:style-name="a1139" draw:name="Straight Connector 12">
          <svg:title/>
          <svg:desc/>
          <text:p text:style-name="a1137" text:class-names="" text:cond-style-name=""><text:span text:style-name="a113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27774in" svg:y="1.20304in" svg:width="0.32499in" svg:height="0.39367in" draw:id="id272" draw:style-name="a1143" draw:name="Freeform 69">
          <svg:title/>
          <svg:desc/>
          <text:p text:style-name="a1142" text:class-names="" text:cond-style-name=""><text:span text:style-name="a1140" text:class-names="">z</text:span><text:span text:style-name="a114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5422in" svg:y="2.36815in" svg:width="4.66265in" svg:height="1.76438in" draw:id="id273" draw:style-name="a1147" draw:name="Freeform 71">
          <svg:title/>
          <svg:desc/>
          <text:p text:style-name="a1145" text:class-names="" text:cond-style-name=""><text:span text:style-name="a1144" text:class-names=""/></text:p>
          <draw:enhanced-geometry xmlns:dr3d="urn:oasis:names:tc:opendocument:xmlns:dr3d:1.0" draw:type="non-primitive" svg:viewBox="0 0 4263528 1613352" draw:enhanced-path="M 4263528 225226 C 3912824 81088 3453788 -94263 3062689 59973 2671590 214209 2555913 996407 1916935 1150643 L 0 1613352 N" draw:text-areas="?f24 ?f26 ?f25 ?f27" draw:glue-points="?f16 ?f17 ?f18 ?f19 ?f20 ?f21 ?f22 ?f23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263528"/>
            <draw:equation draw:name="f7" draw:formula="?f4 / 1613352"/>
            <draw:equation draw:name="f8" draw:formula="4263528 * ?f5 / 4263528"/>
            <draw:equation draw:name="f9" draw:formula="3062689 * ?f5 / 4263528"/>
            <draw:equation draw:name="f10" draw:formula="0 * ?f5 / 4263528"/>
            <draw:equation draw:name="f11" draw:formula="225226 * ?f4 / 1613352"/>
            <draw:equation draw:name="f12" draw:formula="59973 * ?f4 / 1613352"/>
            <draw:equation draw:name="f13" draw:formula="1916935 * ?f5 / 4263528"/>
            <draw:equation draw:name="f14" draw:formula="1150643 * ?f4 / 1613352"/>
            <draw:equation draw:name="f15" draw:formula="1613352 * ?f4 / 1613352"/>
            <draw:equation draw:name="f16" draw:formula="?f8 / ?f6"/>
            <draw:equation draw:name="f17" draw:formula="?f11 / ?f7"/>
            <draw:equation draw:name="f18" draw:formula="?f9 / ?f6"/>
            <draw:equation draw:name="f19" draw:formula="?f12 / ?f7"/>
            <draw:equation draw:name="f20" draw:formula="?f13 / ?f6"/>
            <draw:equation draw:name="f21" draw:formula="?f14 / ?f7"/>
            <draw:equation draw:name="f22" draw:formula="?f10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3.28062in" svg:y="1.74699in" svg:width="1.49611in" svg:height="0.36141in" draw:id="id274" draw:style-name="a1151" draw:name="Freeform 72">
          <svg:title/>
          <svg:desc/>
          <text:p text:style-name="a1150" text:class-names="" text:cond-style-name=""><text:span text:style-name="a1148" text:class-names="">camera pose</text:span><text:span text:style-name="a114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97824in" svg:y="2.23902in" svg:width="0.5113in" svg:height="0.51906in" draw:id="id275" draw:style-name="a1155" draw:name="Straight Connector 43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a1214">
          <draw:page-thumbnail draw:page-number="7" svg:x="-15.55729in" svg:y="-12.90104in" svg:width="18.20833in" svg:height="13.65799in" presentation:class="page" draw:id="id294" presentation:style-name="a1212" draw:name="Slide Image Placeholder 1">
            <svg:title/>
            <svg:desc/>
          </draw:page-thumbnail>
          <draw:frame draw:id="id295" presentation:style-name="a1213" draw:name="Notes Placeholder 2" svg:x="0.74961in" svg:y="4.74961in" svg:width="5.99488in" svg:height="4.49488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1.22756in" svg:width="7.5in" svg:height="2.61102in"/>
      <presentation:placeholder presentation:object="subtitle" svg:x="1.25in" svg:y="3.93937in" svg:width="7.5in" svg:height="1.81063in"/>
      <presentation:placeholder presentation:object="date-time" svg:x="0.49961in" svg:y="6.82992in" svg:width="2.32795in" svg:height="0.51575in"/>
      <presentation:placeholder presentation:object="footer" svg:x="3.41653in" svg:y="6.82992in" svg:width="3.16142in" svg:height="0.51575in"/>
      <presentation:placeholder presentation:object="page-number" svg:x="7.16654in" svg:y="6.82992in" svg:width="2.32835in" svg:height="0.51575in"/>
    </style:presentation-page-layout>
    <style:presentation-page-layout style:name="Master1-PPL2" style:display-name="Title and Content">
      <presentation:placeholder presentation:object="title" svg:x="0.49961in" svg:y="0.30039in" svg:width="8.99488in" svg:height="1.24488in"/>
      <presentation:placeholder presentation:object="title" svg:x="0.49961in" svg:y="1.74961in" svg:width="8.99488in" svg:height="4.94449in"/>
      <presentation:placeholder presentation:object="date-time" svg:x="0.49961in" svg:y="6.82992in" svg:width="2.32795in" svg:height="0.51575in"/>
      <presentation:placeholder presentation:object="footer" svg:x="3.41653in" svg:y="6.82992in" svg:width="3.16142in" svg:height="0.51575in"/>
      <presentation:placeholder presentation:object="page-number" svg:x="7.16654in" svg:y="6.82992in" svg:width="2.32835in" svg:height="0.51575in"/>
    </style:presentation-page-layout>
    <style:presentation-page-layout style:name="Master1-PPL3" style:display-name="Section Header">
      <presentation:placeholder presentation:object="title" svg:x="0.68228in" svg:y="1.86969in" svg:width="8.6252in" svg:height="3.11969in"/>
      <presentation:placeholder presentation:object="outline" svg:x="0.68228in" svg:y="5.01929in" svg:width="8.6252in" svg:height="1.64055in"/>
      <presentation:placeholder presentation:object="date-time" svg:x="0.49961in" svg:y="6.82992in" svg:width="2.32795in" svg:height="0.51575in"/>
      <presentation:placeholder presentation:object="footer" svg:x="3.41653in" svg:y="6.82992in" svg:width="3.16142in" svg:height="0.51575in"/>
      <presentation:placeholder presentation:object="page-number" svg:x="7.16654in" svg:y="6.82992in" svg:width="2.32835in" svg:height="0.51575in"/>
    </style:presentation-page-layout>
    <style:presentation-page-layout style:name="Master1-PPL4" style:display-name="Two Content">
      <presentation:placeholder presentation:object="title" svg:x="0.49961in" svg:y="0.30039in" svg:width="8.99488in" svg:height="1.24488in"/>
      <presentation:placeholder presentation:object="title" svg:x="0.5in" svg:y="1.75in" svg:width="4.41338in" svg:height="4.94449in"/>
      <presentation:placeholder presentation:object="title" svg:x="5.07992in" svg:y="1.75in" svg:width="4.41496in" svg:height="4.94449in"/>
      <presentation:placeholder presentation:object="date-time" svg:x="0.49961in" svg:y="6.82992in" svg:width="2.32795in" svg:height="0.51575in"/>
      <presentation:placeholder presentation:object="footer" svg:x="3.41653in" svg:y="6.82992in" svg:width="3.16142in" svg:height="0.51575in"/>
      <presentation:placeholder presentation:object="page-number" svg:x="7.16654in" svg:y="6.82992in" svg:width="2.32835in" svg:height="0.51575in"/>
    </style:presentation-page-layout>
    <style:presentation-page-layout style:name="Master1-PPL5" style:display-name="Comparison">
      <presentation:placeholder presentation:object="title" svg:x="0.68937in" svg:y="0.39921in" svg:width="8.6252in" svg:height="1.44961in"/>
      <presentation:placeholder presentation:object="outline" svg:x="0.68937in" svg:y="1.83858in" svg:width="4.23071in" svg:height="0.90118in"/>
      <presentation:placeholder presentation:object="title" svg:x="0.68937in" svg:y="2.73976in" svg:width="4.23071in" svg:height="4.02953in"/>
      <presentation:placeholder presentation:object="outline" svg:x="5.0626in" svg:y="1.83858in" svg:width="4.25157in" svg:height="0.90118in"/>
      <presentation:placeholder presentation:object="title" svg:x="5.0626in" svg:y="2.73976in" svg:width="4.25157in" svg:height="4.02953in"/>
      <presentation:placeholder presentation:object="date-time" svg:x="0.49961in" svg:y="6.82992in" svg:width="2.32795in" svg:height="0.51575in"/>
      <presentation:placeholder presentation:object="footer" svg:x="3.41653in" svg:y="6.82992in" svg:width="3.16142in" svg:height="0.51575in"/>
      <presentation:placeholder presentation:object="page-number" svg:x="7.16654in" svg:y="6.82992in" svg:width="2.32835in" svg:height="0.51575in"/>
    </style:presentation-page-layout>
    <style:presentation-page-layout style:name="Master1-PPL6" style:display-name="Title Only">
      <presentation:placeholder presentation:object="title" svg:x="0.49961in" svg:y="0.30039in" svg:width="8.99488in" svg:height="1.24488in"/>
      <presentation:placeholder presentation:object="date-time" svg:x="0.49961in" svg:y="6.82992in" svg:width="2.32795in" svg:height="0.51575in"/>
      <presentation:placeholder presentation:object="footer" svg:x="3.41653in" svg:y="6.82992in" svg:width="3.16142in" svg:height="0.51575in"/>
      <presentation:placeholder presentation:object="page-number" svg:x="7.16654in" svg:y="6.82992in" svg:width="2.32835in" svg:height="0.51575in"/>
    </style:presentation-page-layout>
    <style:presentation-page-layout style:name="Master1-PPL7" style:display-name="Blank">
      <presentation:placeholder presentation:object="date-time" svg:x="0.49961in" svg:y="6.82992in" svg:width="2.32795in" svg:height="0.51575in"/>
      <presentation:placeholder presentation:object="footer" svg:x="3.41653in" svg:y="6.82992in" svg:width="3.16142in" svg:height="0.51575in"/>
      <presentation:placeholder presentation:object="page-number" svg:x="7.16654in" svg:y="6.82992in" svg:width="2.32835in" svg:height="0.51575in"/>
      <presentation:placeholder presentation:object="title" svg:x="0.5in" svg:y="0.29921in" svg:width="8.99961in" svg:height="1.25197in"/>
      <presentation:placeholder presentation:object="outline" svg:x="0.5in" svg:y="1.75472in" svg:width="8.99961in" svg:height="4.34961in"/>
    </style:presentation-page-layout>
    <style:presentation-page-layout style:name="Master1-PPL8" style:display-name="Content with Caption">
      <presentation:placeholder presentation:object="title" svg:x="0.68937in" svg:y="0.5in" svg:width="3.22559in" svg:height="1.75in"/>
      <presentation:placeholder presentation:object="title" svg:x="4.25157in" svg:y="1.07992in" svg:width="5.0626in" svg:height="5.32992in"/>
      <presentation:placeholder presentation:object="outline" svg:x="0.68937in" svg:y="2.25in" svg:width="3.22559in" svg:height="4.1685in"/>
      <presentation:placeholder presentation:object="date-time" svg:x="0.49961in" svg:y="6.82992in" svg:width="2.32795in" svg:height="0.51575in"/>
      <presentation:placeholder presentation:object="footer" svg:x="3.41653in" svg:y="6.82992in" svg:width="3.16142in" svg:height="0.51575in"/>
      <presentation:placeholder presentation:object="page-number" svg:x="7.16654in" svg:y="6.82992in" svg:width="2.32835in" svg:height="0.51575in"/>
    </style:presentation-page-layout>
    <style:presentation-page-layout style:name="Master1-PPL9" style:display-name="Picture with Caption">
      <presentation:placeholder presentation:object="title" svg:x="0.68937in" svg:y="0.5in" svg:width="3.22559in" svg:height="1.75in"/>
      <presentation:placeholder presentation:object="title" svg:x="4.25157in" svg:y="1.07992in" svg:width="5.0626in" svg:height="5.32992in"/>
      <presentation:placeholder presentation:object="outline" svg:x="0.68937in" svg:y="2.25in" svg:width="3.22559in" svg:height="4.1685in"/>
      <presentation:placeholder presentation:object="date-time" svg:x="0.49961in" svg:y="6.82992in" svg:width="2.32795in" svg:height="0.51575in"/>
      <presentation:placeholder presentation:object="footer" svg:x="3.41653in" svg:y="6.82992in" svg:width="3.16142in" svg:height="0.51575in"/>
      <presentation:placeholder presentation:object="page-number" svg:x="7.16654in" svg:y="6.82992in" svg:width="2.32835in" svg:height="0.51575in"/>
    </style:presentation-page-layout>
    <style:presentation-page-layout style:name="Master1-PPL10" style:display-name="Title and Vertical Text">
      <presentation:placeholder presentation:object="title" svg:x="0.49961in" svg:y="0.30039in" svg:width="8.99488in" svg:height="1.24488in"/>
      <presentation:placeholder presentation:object="outline" svg:x="0.49961in" svg:y="1.74961in" svg:width="8.99488in" svg:height="4.94449in"/>
      <presentation:placeholder presentation:object="date-time" svg:x="0.49961in" svg:y="6.82992in" svg:width="2.32795in" svg:height="0.51575in"/>
      <presentation:placeholder presentation:object="footer" svg:x="3.41653in" svg:y="6.82992in" svg:width="3.16142in" svg:height="0.51575in"/>
      <presentation:placeholder presentation:object="page-number" svg:x="7.16654in" svg:y="6.82992in" svg:width="2.32835in" svg:height="0.51575in"/>
    </style:presentation-page-layout>
    <style:presentation-page-layout style:name="Master1-PPL11" style:display-name="Vertical Title and Text">
      <presentation:placeholder presentation:object="title" svg:x="7.24646in" svg:y="0.30039in" svg:width="2.24843in" svg:height="6.39409in"/>
      <presentation:placeholder presentation:object="outline" svg:x="0.5in" svg:y="0.30039in" svg:width="6.57992in" svg:height="6.39409in"/>
      <presentation:placeholder presentation:object="date-time" svg:x="0.49961in" svg:y="6.82992in" svg:width="2.32795in" svg:height="0.51575in"/>
      <presentation:placeholder presentation:object="footer" svg:x="3.41653in" svg:y="6.82992in" svg:width="3.16142in" svg:height="0.51575in"/>
      <presentation:placeholder presentation:object="page-number" svg:x="7.16654in" svg:y="6.82992in" svg:width="2.32835in" svg:height="0.51575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146" svg:viewBox="0 0 20 30" svg:d="m10 0-10 30h20z"/>
    <draw:marker draw:name="a458" svg:viewBox="0 0 20 30" svg:d="m10 0-10 30h20z"/>
    <draw:marker draw:name="a732" svg:viewBox="0 0 20 30" svg:d="m10 0-10 30h20z"/>
    <draw:marker draw:name="a758" svg:viewBox="0 0 20 30" svg:d="m10 0-10 30h20z"/>
    <draw:marker draw:name="a509" svg:viewBox="0 0 20 30" svg:d="m10 0-10 30h20z"/>
    <draw:marker draw:name="a436" svg:viewBox="0 0 20 30" svg:d="m10 0-10 30h20z"/>
    <draw:marker draw:name="a1076" svg:viewBox="0 0 20 30" svg:d="m10 0-10 30h20z"/>
    <draw:marker draw:name="a736" svg:viewBox="0 0 20 30" svg:d="m10 0-10 30h20z"/>
    <draw:marker draw:name="a964" svg:viewBox="0 0 20 30" svg:d="m10 0-10 30h20z"/>
    <draw:marker draw:name="a1033" svg:viewBox="0 0 20 30" svg:d="m10 0-10 30h20z"/>
    <draw:marker draw:name="a718" svg:viewBox="0 0 20 30" svg:d="m10 0-10 30h20z"/>
    <draw:marker draw:name="a946" svg:viewBox="0 0 20 30" svg:d="m10 0-10 30h20z"/>
    <draw:marker draw:name="a623" svg:viewBox="0 0 20 30" svg:d="m10 0-10 30h20z"/>
    <draw:marker draw:name="a649" svg:viewBox="0 0 20 30" svg:d="m10 0-10 30h20z"/>
    <draw:marker draw:name="a923" svg:viewBox="0 0 20 30" svg:d="m10 0-10 30h20z"/>
    <draw:marker draw:name="a875" svg:viewBox="0 0 20 30" svg:d="m10 0-10 30h20z"/>
    <draw:marker draw:name="a901" svg:viewBox="0 0 20 30" svg:d="m10 0-10 30h20z"/>
    <draw:marker draw:name="a480" svg:viewBox="0 0 20 30" svg:d="m10 0-10 30h20z"/>
    <draw:marker draw:name="a879" svg:viewBox="0 0 20 30" svg:d="m10 0-10 30h20z"/>
    <draw:marker draw:name="a781" svg:viewBox="0 0 20 30" svg:d="m10 0-10 30h20z"/>
    <draw:marker draw:name="a905" svg:viewBox="0 0 20 30" svg:d="m10 0-10 30h20z"/>
    <draw:marker draw:name="a484" svg:viewBox="0 0 20 30" svg:d="m10 0-10 30h20z"/>
    <draw:marker draw:name="a785" svg:viewBox="0 0 20 30" svg:d="m10 0-10 30h20z"/>
    <draw:marker draw:name="a609" svg:viewBox="0 0 20 30" svg:d="m10 0-10 30h20z"/>
    <draw:marker draw:name="a834" svg:viewBox="0 0 20 30" svg:d="m10 0-10 30h20z"/>
    <draw:marker draw:name="a462" svg:viewBox="0 0 20 30" svg:d="m10 0-10 30h20z"/>
    <draw:marker draw:name="a909" svg:viewBox="0 0 20 30" svg:d="m10 0-10 30h20z"/>
    <draw:marker draw:name="a513" svg:viewBox="0 0 20 30" svg:d="m10 0-10 30h20z"/>
    <draw:marker draw:name="a440" svg:viewBox="0 0 20 30" svg:d="m10 0-10 30h20z"/>
    <draw:marker draw:name="a1154" svg:viewBox="0 0 20 30" svg:d="m10 0-10 30h20z"/>
    <draw:marker draw:name="a1080" svg:viewBox="0 0 20 30" svg:d="m10 0-10 30h20z"/>
    <draw:marker draw:name="a838" svg:viewBox="0 0 20 30" svg:d="m10 0-10 30h20z"/>
    <draw:marker draw:name="a816" svg:viewBox="0 0 20 30" svg:d="m10 0-10 30h20z"/>
    <draw:marker draw:name="a768" svg:viewBox="0 0 20 30" svg:d="m10 0-10 30h20z"/>
    <draw:marker draw:name="a995" svg:viewBox="0 0 20 30" svg:d="m10 0-10 30h20z"/>
    <draw:marker draw:name="a1088" svg:viewBox="0 0 20 30" svg:d="m10 0-10 30h20z"/>
    <draw:marker draw:name="a674" svg:viewBox="0 0 20 30" svg:d="m10 0-10 30h20z"/>
    <draw:marker draw:name="a1138" svg:viewBox="0 0 20 30" svg:d="m10 0-10 30h20z"/>
    <draw:marker draw:name="a999" svg:viewBox="0 0 20 30" svg:d="m10 0-10 30h20z"/>
    <draw:marker draw:name="a728" svg:viewBox="0 0 20 30" svg:d="m10 0-10 30h20z"/>
    <draw:marker draw:name="a704" svg:viewBox="0 0 20 30" svg:d="m10 0-10 30h20z"/>
    <draw:marker draw:name="a955" svg:viewBox="0 0 20 30" svg:d="m10 0-10 30h20z"/>
    <draw:marker draw:name="a1022" svg:viewBox="0 0 20 30" svg:d="m10 0-10 30h20z"/>
    <draw:marker draw:name="a658" svg:viewBox="0 0 20 30" svg:d="m10 0-10 30h20z"/>
    <draw:marker draw:name="a933" svg:viewBox="0 0 20 30" svg:d="m10 0-10 30h20z"/>
    <draw:marker draw:name="a708" svg:viewBox="0 0 20 30" svg:d="m10 0-10 30h20z"/>
    <draw:marker draw:name="a638" svg:viewBox="0 0 20 30" svg:d="m10 0-10 30h20z"/>
    <draw:marker draw:name="a613" svg:viewBox="0 0 20 30" svg:d="m10 0-10 30h20z"/>
    <draw:marker draw:name="a540" svg:viewBox="0 0 20 30" svg:d="m10 0-10 30h20z"/>
    <draw:marker draw:name="a889" svg:viewBox="0 0 20 30" svg:d="m10 0-10 30h20z"/>
    <draw:marker draw:name="a1009" svg:viewBox="0 0 20 30" svg:d="m10 0-10 30h20z"/>
    <draw:marker draw:name="a919" svg:viewBox="0 0 20 30" svg:d="m10 0-10 30h20z"/>
    <draw:marker draw:name="a547" svg:viewBox="0 0 20 30" svg:d="m10 0-10 30h20z"/>
    <draw:marker draw:name="a523" svg:viewBox="0 0 20 30" svg:d="m10 0-10 30h20z"/>
    <draw:marker draw:name="a827" svg:viewBox="0 0 20 30" svg:d="m10 0-10 30h20z"/>
    <draw:marker draw:name="a754" svg:viewBox="0 0 20 30" svg:d="m10 0-10 30h20z"/>
    <draw:stroke-dash draw:name="a662" draw:style="rect" draw:dots1="1" draw:dots1-length="0.02835in" draw:distance="0.02835in"/>
    <draw:stroke-dash draw:name="a472" draw:style="rect" draw:dots1="1" draw:dots1-length="0.04094in" draw:distance="0.04094in"/>
    <draw:stroke-dash draw:name="a991" draw:style="rect" draw:dots1="1" draw:dots1-length="0.04094in" draw:distance="0.04094in"/>
    <draw:stroke-dash draw:name="a795" draw:style="rect" draw:dots1="1" draw:dots1-length="0.02008in" draw:distance="0.02008in"/>
    <draw:stroke-dash draw:name="a987" draw:style="rect" draw:dots1="1" draw:dots1-length="0.04094in" draw:distance="0.04094in"/>
    <draw:stroke-dash draw:name="a536" draw:style="rect" draw:dots1="1" draw:dots1-length="0.05669in" draw:distance="0.05669in"/>
    <draw:stroke-dash draw:name="a476" draw:style="rect" draw:dots1="1" draw:dots1-length="0.04094in" draw:distance="0.04094in"/>
    <draw:stroke-dash draw:name="a750" draw:style="rect" draw:dots1="1" draw:dots1-length="0.04094in" draw:distance="0.04094in"/>
    <draw:stroke-dash draw:name="a805" draw:style="rect" draw:dots1="1" draw:dots1-length="0.04094in" draw:distance="0.04094in"/>
    <draw:stroke-dash draw:name="a1210" draw:style="rect" draw:dots1="1" draw:dots1-length="0.04094in" draw:distance="0.04094in"/>
    <draw:stroke-dash draw:name="a746" draw:style="rect" draw:dots1="1" draw:dots1-length="0.04094in" draw:distance="0.04094in"/>
    <draw:stroke-dash draw:name="a1206" draw:style="rect" draw:dots1="1" draw:dots1-length="0.04094in" draw:distance="0.04094in"/>
    <draw:stroke-dash draw:name="a563" draw:style="rect" draw:dots1="1" draw:dots1-length="0.05669in" draw:distance="0.05669in"/>
    <draw:stroke-dash draw:name="a809" draw:style="rect" draw:dots1="1" draw:dots1-length="0.04094in" draw:distance="0.04094in"/>
    <draw:stroke-dash draw:name="a559" draw:style="rect" draw:dots1="1" draw:dots1-length="0.05669in" draw:distance="0.05669in"/>
    <draw:stroke-dash draw:name="a571" draw:style="rect" draw:dots1="1" draw:dots1-length="0.05669in" draw:distance="0.05669in"/>
    <draw:stroke-dash draw:name="a823" draw:style="rect" draw:dots1="1" draw:dots1-length="0.00984in" draw:distance="0.00984in"/>
    <draw:stroke-dash draw:name="a567" draw:style="rect" draw:dots1="1" draw:dots1-length="0.05669in" draw:distance="0.05669in"/>
    <draw:stroke-dash draw:name="a575" draw:style="rect" draw:dots1="1" draw:dots1-length="0.05669in" draw:distance="0.05669in"/>
    <draw:stroke-dash draw:name="a450" draw:style="rect" draw:dots1="1" draw:dots1-length="0.04094in" draw:distance="0.04094in"/>
    <draw:stroke-dash draw:name="a583" draw:style="rect" draw:dots1="1" draw:dots1-length="0.05669in" draw:distance="0.05669in"/>
    <draw:stroke-dash draw:name="a454" draw:style="rect" draw:dots1="1" draw:dots1-length="0.04094in" draw:distance="0.04094in"/>
    <draw:stroke-dash draw:name="a645" draw:style="rect" draw:dots1="1" draw:dots1-length="0.01417in" draw:distance="0.01417in"/>
    <draw:stroke-dash draw:name="a579" draw:style="rect" draw:dots1="1" draw:dots1-length="0.05669in" draw:distance="0.05669in"/>
    <draw:stroke-dash draw:name="a980" draw:style="rect" draw:dots1="1" draw:dots1-length="0.04094in" draw:distance="0.04094in"/>
    <draw:stroke-dash draw:name="a587" draw:style="rect" draw:dots1="1" draw:dots1-length="0.05669in" draw:distance="0.05669in"/>
    <draw:stroke-dash draw:name="a976" draw:style="rect" draw:dots1="1" draw:dots1-length="0.04094in" draw:distance="0.04094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1248in"/>
          <style:tab-stop style:position="0.6248in"/>
          <style:tab-stop style:position="1.1248in"/>
          <style:tab-stop style:position="1.6248in"/>
          <style:tab-stop style:position="2.1248in"/>
          <style:tab-stop style:position="2.6248in"/>
          <style:tab-stop style:position="3.1248in"/>
          <style:tab-stop style:position="3.6248in"/>
          <style:tab-stop style:position="4.1248in"/>
          <style:tab-stop style:position="4.6248in"/>
          <style:tab-stop style:position="5.1248in"/>
          <style:tab-stop style:position="5.6248in"/>
          <style:tab-stop style:position="6.1248in"/>
          <style:tab-stop style:position="6.6248in"/>
          <style:tab-stop style:position="7.1248in"/>
          <style:tab-stop style:position="7.6248in"/>
          <style:tab-stop style:position="8.1248in"/>
          <style:tab-stop style:position="8.6248in"/>
          <style:tab-stop style:position="9.1248in"/>
          <style:tab-stop style:position="9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03">
      <style:graphic-properties draw:fill="none" draw:stroke="non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49961in"/>
          <style:tab-stop style:position="0.99961in"/>
          <style:tab-stop style:position="1.49961in"/>
          <style:tab-stop style:position="1.99961in"/>
          <style:tab-stop style:position="2.49961in"/>
          <style:tab-stop style:position="2.99961in"/>
          <style:tab-stop style:position="3.49961in"/>
          <style:tab-stop style:position="3.99961in"/>
          <style:tab-stop style:position="4.49961in"/>
          <style:tab-stop style:position="4.99961in"/>
          <style:tab-stop style:position="5.49961in"/>
          <style:tab-stop style:position="5.99961in"/>
          <style:tab-stop style:position="6.49961in"/>
          <style:tab-stop style:position="6.99961in"/>
          <style:tab-stop style:position="7.49961in"/>
          <style:tab-stop style:position="7.99961in"/>
          <style:tab-stop style:position="8.49961in"/>
          <style:tab-stop style:position="8.99961in"/>
          <style:tab-stop style:position="9.49961in"/>
          <style:tab-stop style:position="9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draw:fill="none" draw:stroke="non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draw:fill="none" draw:stroke="none"/>
    </style:style>
    <style:style style:family="presentation" style:name="a11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1248in"/>
          <style:tab-stop style:position="0.6248in"/>
          <style:tab-stop style:position="1.1248in"/>
          <style:tab-stop style:position="1.6248in"/>
          <style:tab-stop style:position="2.1248in"/>
          <style:tab-stop style:position="2.6248in"/>
          <style:tab-stop style:position="3.1248in"/>
          <style:tab-stop style:position="3.6248in"/>
          <style:tab-stop style:position="4.1248in"/>
          <style:tab-stop style:position="4.6248in"/>
          <style:tab-stop style:position="5.1248in"/>
          <style:tab-stop style:position="5.6248in"/>
          <style:tab-stop style:position="6.1248in"/>
          <style:tab-stop style:position="6.6248in"/>
          <style:tab-stop style:position="7.1248in"/>
          <style:tab-stop style:position="7.6248in"/>
          <style:tab-stop style:position="8.1248in"/>
          <style:tab-stop style:position="8.6248in"/>
          <style:tab-stop style:position="9.1248in"/>
          <style:tab-stop style:position="9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draw:fill="none" draw:stroke="none"/>
    </style:style>
    <style:style style:family="graphic" style:name="a12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draw:fill="none" draw:stroke="none"/>
    </style:style>
    <style:style style:family="paragraph" style:name="a2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1248in"/>
          <style:tab-stop style:position="0.6248in"/>
          <style:tab-stop style:position="1.1248in"/>
          <style:tab-stop style:position="1.6248in"/>
          <style:tab-stop style:position="2.1248in"/>
          <style:tab-stop style:position="2.6248in"/>
          <style:tab-stop style:position="3.1248in"/>
          <style:tab-stop style:position="3.6248in"/>
          <style:tab-stop style:position="4.1248in"/>
          <style:tab-stop style:position="4.6248in"/>
          <style:tab-stop style:position="5.1248in"/>
          <style:tab-stop style:position="5.6248in"/>
          <style:tab-stop style:position="6.1248in"/>
          <style:tab-stop style:position="6.6248in"/>
          <style:tab-stop style:position="7.1248in"/>
          <style:tab-stop style:position="7.6248in"/>
          <style:tab-stop style:position="8.1248in"/>
          <style:tab-stop style:position="8.6248in"/>
          <style:tab-stop style:position="9.1248in"/>
          <style:tab-stop style:position="9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.3748in" fo:margin-right="0in" fo:text-indent="-0.374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1248in"/>
          <style:tab-stop style:position="0.6248in"/>
          <style:tab-stop style:position="1.1248in"/>
          <style:tab-stop style:position="1.6248in"/>
          <style:tab-stop style:position="2.1248in"/>
          <style:tab-stop style:position="2.6248in"/>
          <style:tab-stop style:position="3.1248in"/>
          <style:tab-stop style:position="3.6248in"/>
          <style:tab-stop style:position="4.1248in"/>
          <style:tab-stop style:position="4.6248in"/>
          <style:tab-stop style:position="5.1248in"/>
          <style:tab-stop style:position="5.6248in"/>
          <style:tab-stop style:position="6.1248in"/>
          <style:tab-stop style:position="6.6248in"/>
          <style:tab-stop style:position="7.1248in"/>
          <style:tab-stop style:position="7.6248in"/>
          <style:tab-stop style:position="8.1248in"/>
          <style:tab-stop style:position="8.6248in"/>
          <style:tab-stop style:position="9.1248in"/>
          <style:tab-stop style:position="9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5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61">
      <style:graphic-properties draw:fill="none" draw:stroke="non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69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draw:fill="none" draw:stroke="non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62">
      <style:graphic-properties draw:fill="none" draw:stroke="non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1248in"/>
          <style:tab-stop style:position="0.6248in"/>
          <style:tab-stop style:position="1.1248in"/>
          <style:tab-stop style:position="1.6248in"/>
          <style:tab-stop style:position="2.1248in"/>
          <style:tab-stop style:position="2.6248in"/>
          <style:tab-stop style:position="3.1248in"/>
          <style:tab-stop style:position="3.6248in"/>
          <style:tab-stop style:position="4.1248in"/>
          <style:tab-stop style:position="4.6248in"/>
          <style:tab-stop style:position="5.1248in"/>
          <style:tab-stop style:position="5.6248in"/>
          <style:tab-stop style:position="6.1248in"/>
          <style:tab-stop style:position="6.6248in"/>
          <style:tab-stop style:position="7.1248in"/>
          <style:tab-stop style:position="7.6248in"/>
          <style:tab-stop style:position="8.1248in"/>
          <style:tab-stop style:position="8.6248in"/>
          <style:tab-stop style:position="9.1248in"/>
          <style:tab-stop style:position="9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49961in"/>
          <style:tab-stop style:position="0.99961in"/>
          <style:tab-stop style:position="1.49961in"/>
          <style:tab-stop style:position="1.99961in"/>
          <style:tab-stop style:position="2.49961in"/>
          <style:tab-stop style:position="2.99961in"/>
          <style:tab-stop style:position="3.49961in"/>
          <style:tab-stop style:position="3.99961in"/>
          <style:tab-stop style:position="4.49961in"/>
          <style:tab-stop style:position="4.99961in"/>
          <style:tab-stop style:position="5.49961in"/>
          <style:tab-stop style:position="5.99961in"/>
          <style:tab-stop style:position="6.49961in"/>
          <style:tab-stop style:position="6.99961in"/>
          <style:tab-stop style:position="7.49961in"/>
          <style:tab-stop style:position="7.99961in"/>
          <style:tab-stop style:position="8.49961in"/>
          <style:tab-stop style:position="8.99961in"/>
          <style:tab-stop style:position="9.49961in"/>
          <style:tab-stop style:position="9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7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1248in"/>
          <style:tab-stop style:position="0.6248in"/>
          <style:tab-stop style:position="1.1248in"/>
          <style:tab-stop style:position="1.6248in"/>
          <style:tab-stop style:position="2.1248in"/>
          <style:tab-stop style:position="2.6248in"/>
          <style:tab-stop style:position="3.1248in"/>
          <style:tab-stop style:position="3.6248in"/>
          <style:tab-stop style:position="4.1248in"/>
          <style:tab-stop style:position="4.6248in"/>
          <style:tab-stop style:position="5.1248in"/>
          <style:tab-stop style:position="5.6248in"/>
          <style:tab-stop style:position="6.1248in"/>
          <style:tab-stop style:position="6.6248in"/>
          <style:tab-stop style:position="7.1248in"/>
          <style:tab-stop style:position="7.6248in"/>
          <style:tab-stop style:position="8.1248in"/>
          <style:tab-stop style:position="8.6248in"/>
          <style:tab-stop style:position="9.1248in"/>
          <style:tab-stop style:position="9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49961in"/>
          <style:tab-stop style:position="0.99961in"/>
          <style:tab-stop style:position="1.49961in"/>
          <style:tab-stop style:position="1.99961in"/>
          <style:tab-stop style:position="2.49961in"/>
          <style:tab-stop style:position="2.99961in"/>
          <style:tab-stop style:position="3.49961in"/>
          <style:tab-stop style:position="3.99961in"/>
          <style:tab-stop style:position="4.49961in"/>
          <style:tab-stop style:position="4.99961in"/>
          <style:tab-stop style:position="5.49961in"/>
          <style:tab-stop style:position="5.99961in"/>
          <style:tab-stop style:position="6.49961in"/>
          <style:tab-stop style:position="6.99961in"/>
          <style:tab-stop style:position="7.49961in"/>
          <style:tab-stop style:position="7.99961in"/>
          <style:tab-stop style:position="8.49961in"/>
          <style:tab-stop style:position="8.99961in"/>
          <style:tab-stop style:position="9.49961in"/>
          <style:tab-stop style:position="9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1248in"/>
          <style:tab-stop style:position="0.6248in"/>
          <style:tab-stop style:position="1.1248in"/>
          <style:tab-stop style:position="1.6248in"/>
          <style:tab-stop style:position="2.1248in"/>
          <style:tab-stop style:position="2.6248in"/>
          <style:tab-stop style:position="3.1248in"/>
          <style:tab-stop style:position="3.6248in"/>
          <style:tab-stop style:position="4.1248in"/>
          <style:tab-stop style:position="4.6248in"/>
          <style:tab-stop style:position="5.1248in"/>
          <style:tab-stop style:position="5.6248in"/>
          <style:tab-stop style:position="6.1248in"/>
          <style:tab-stop style:position="6.6248in"/>
          <style:tab-stop style:position="7.1248in"/>
          <style:tab-stop style:position="7.6248in"/>
          <style:tab-stop style:position="8.1248in"/>
          <style:tab-stop style:position="8.6248in"/>
          <style:tab-stop style:position="9.1248in"/>
          <style:tab-stop style:position="9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49961in"/>
          <style:tab-stop style:position="0.99961in"/>
          <style:tab-stop style:position="1.49961in"/>
          <style:tab-stop style:position="1.99961in"/>
          <style:tab-stop style:position="2.49961in"/>
          <style:tab-stop style:position="2.99961in"/>
          <style:tab-stop style:position="3.49961in"/>
          <style:tab-stop style:position="3.99961in"/>
          <style:tab-stop style:position="4.49961in"/>
          <style:tab-stop style:position="4.99961in"/>
          <style:tab-stop style:position="5.49961in"/>
          <style:tab-stop style:position="5.99961in"/>
          <style:tab-stop style:position="6.49961in"/>
          <style:tab-stop style:position="6.99961in"/>
          <style:tab-stop style:position="7.49961in"/>
          <style:tab-stop style:position="7.99961in"/>
          <style:tab-stop style:position="8.49961in"/>
          <style:tab-stop style:position="8.99961in"/>
          <style:tab-stop style:position="9.49961in"/>
          <style:tab-stop style:position="9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1248in"/>
          <style:tab-stop style:position="0.6248in"/>
          <style:tab-stop style:position="1.1248in"/>
          <style:tab-stop style:position="1.6248in"/>
          <style:tab-stop style:position="2.1248in"/>
          <style:tab-stop style:position="2.6248in"/>
          <style:tab-stop style:position="3.1248in"/>
          <style:tab-stop style:position="3.6248in"/>
          <style:tab-stop style:position="4.1248in"/>
          <style:tab-stop style:position="4.6248in"/>
          <style:tab-stop style:position="5.1248in"/>
          <style:tab-stop style:position="5.6248in"/>
          <style:tab-stop style:position="6.1248in"/>
          <style:tab-stop style:position="6.6248in"/>
          <style:tab-stop style:position="7.1248in"/>
          <style:tab-stop style:position="7.6248in"/>
          <style:tab-stop style:position="8.1248in"/>
          <style:tab-stop style:position="8.6248in"/>
          <style:tab-stop style:position="9.1248in"/>
          <style:tab-stop style:position="9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95">
      <style:graphic-properties draw:fill="none" draw:stroke="non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38">
      <style:graphic-properties draw:fill="none" draw:stroke="non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49961in"/>
          <style:tab-stop style:position="0.99961in"/>
          <style:tab-stop style:position="1.49961in"/>
          <style:tab-stop style:position="1.99961in"/>
          <style:tab-stop style:position="2.49961in"/>
          <style:tab-stop style:position="2.99961in"/>
          <style:tab-stop style:position="3.49961in"/>
          <style:tab-stop style:position="3.99961in"/>
          <style:tab-stop style:position="4.49961in"/>
          <style:tab-stop style:position="4.99961in"/>
          <style:tab-stop style:position="5.49961in"/>
          <style:tab-stop style:position="5.99961in"/>
          <style:tab-stop style:position="6.49961in"/>
          <style:tab-stop style:position="6.99961in"/>
          <style:tab-stop style:position="7.49961in"/>
          <style:tab-stop style:position="7.99961in"/>
          <style:tab-stop style:position="8.49961in"/>
          <style:tab-stop style:position="8.99961in"/>
          <style:tab-stop style:position="9.49961in"/>
          <style:tab-stop style:position="9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.3748in" fo:margin-right="0in" fo:text-indent="-0.3748in" fo:margin-top="0.11111in" fo:margin-bottom="0in" style:punctuation-wrap="hanging" style:vertical-align="auto" style:writing-mode="lr-tb">
        <style:tab-stops>
          <style:tab-stop style:position="0in"/>
          <style:tab-stop style:position="0.1248in"/>
          <style:tab-stop style:position="0.6248in"/>
          <style:tab-stop style:position="1.1248in"/>
          <style:tab-stop style:position="1.6248in"/>
          <style:tab-stop style:position="2.1248in"/>
          <style:tab-stop style:position="2.6248in"/>
          <style:tab-stop style:position="3.1248in"/>
          <style:tab-stop style:position="3.6248in"/>
          <style:tab-stop style:position="4.1248in"/>
          <style:tab-stop style:position="4.6248in"/>
          <style:tab-stop style:position="5.1248in"/>
          <style:tab-stop style:position="5.6248in"/>
          <style:tab-stop style:position="6.1248in"/>
          <style:tab-stop style:position="6.6248in"/>
          <style:tab-stop style:position="7.1248in"/>
          <style:tab-stop style:position="7.6248in"/>
          <style:tab-stop style:position="8.1248in"/>
          <style:tab-stop style:position="8.6248in"/>
          <style:tab-stop style:position="9.1248in"/>
          <style:tab-stop style:position="9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resentation" style:name="a40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0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8">
      <style:graphic-properties draw:fill="none" draw:stroke="non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3748in"/>
          <style:tab-stop style:position="0.49961in"/>
          <style:tab-stop style:position="0.99961in"/>
          <style:tab-stop style:position="1.49961in"/>
          <style:tab-stop style:position="1.99961in"/>
          <style:tab-stop style:position="2.49961in"/>
          <style:tab-stop style:position="2.99961in"/>
          <style:tab-stop style:position="3.49961in"/>
          <style:tab-stop style:position="3.99961in"/>
          <style:tab-stop style:position="4.49961in"/>
          <style:tab-stop style:position="4.99961in"/>
          <style:tab-stop style:position="5.49961in"/>
          <style:tab-stop style:position="5.99961in"/>
          <style:tab-stop style:position="6.49961in"/>
          <style:tab-stop style:position="6.99961in"/>
          <style:tab-stop style:position="7.49961in"/>
          <style:tab-stop style:position="7.99961in"/>
          <style:tab-stop style:position="8.49961in"/>
          <style:tab-stop style:position="8.99961in"/>
          <style:tab-stop style:position="9.49961in"/>
          <style:tab-stop style:position="9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draw:fill="none" draw:stroke="none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49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392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343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6">
      <text:list-level-style-bullet text:level="1" text:bullet-char="•">
        <style:list-level-properties text:space-before="0.1248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3752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2.3752in" text:min-label-width="0.3748in"/>
      </text:list-level-style-number>
      <text:list-level-style-number text:level="7" style:num-format="">
        <style:list-level-properties text:space-before="2.8752in" text:min-label-width="0.3748in"/>
      </text:list-level-style-number>
      <text:list-level-style-number text:level="8" style:num-format="">
        <style:list-level-properties text:space-before="3.3752in" text:min-label-width="0.3748in"/>
      </text:list-level-style-number>
      <text:list-level-style-number text:level="9" style:num-format="">
        <style:list-level-properties text:space-before="3.8752in" text:min-label-width="0.3748in"/>
      </text:list-level-style-number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49961in" svg:y="0.30039in" svg:width="8.99488in" svg:height="1.2448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49961in" svg:y="1.74961in" svg:width="8.99488in" svg:height="4.9444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49961in" svg:y="6.82992in" svg:width="2.32795in" svg:height="0.51575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41653in" svg:y="6.82992in" svg:width="3.16142in" svg:height="0.51575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16654in" svg:y="6.82992in" svg:width="2.32835in" svg:height="0.51575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2">
        <draw:custom-shape svg:x="0in" svg:y="0in" svg:width="7.5in" svg:height="10in" draw:id="id5" draw:style-name="a31" draw:name="Rectangle 1">
          <svg:title/>
          <svg:desc/>
          <text:p text:style-name="a30" text:class-names="" text:cond-style-name=""><text:span text:style-name="a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6" draw:style-name="a34" draw:name="Freeform 2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7" draw:style-name="a37" draw:name="Freeform 3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-12.90276in" svg:y="-12.90118in" svg:width="12.89921in" svg:height="13.65827in" presentation:class="page" draw:id="id8" presentation:style-name="a38" draw:name="Slide Image Placeholder 4">
          <svg:title/>
          <svg:desc/>
        </draw:page-thumbnail>
        <draw:frame draw:id="id9" presentation:style-name="a41" draw:name="Notes Placeholder 5" svg:x="0.74961in" svg:y="4.74961in" svg:width="5.99488in" svg:height="4.49488in" presentation:class="notes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3">
      <draw:frame draw:id="id10" presentation:style-name="a46" draw:name="Title 1" svg:x="1.25in" svg:y="1.22756in" svg:width="7.5in" svg:height="2.61102in" presentation:class="title" presentation:placeholder="false">
        <draw:text-box>
          <text:p text:style-name="a45" text:class-names="" text:cond-style-name=""><text:span text:style-name="a44" text:class-names="">Click to edit Master title style</text:span></text:p>
        </draw:text-box>
        <svg:title/>
        <svg:desc/>
      </draw:frame>
      <draw:frame draw:id="id11" presentation:style-name="a49" draw:name="Subtitle 2" svg:x="1.25in" svg:y="3.93937in" svg:width="7.5in" svg:height="1.81063in" presentation:class="subtitle" presentation:placeholder="false">
        <draw:text-box>
          <text:p text:style-name="a48" text:class-names="" text:cond-style-name=""><text:span text:style-name="a47" text:class-names="">Click to edit Master subtitle style</text:span></text:p>
        </draw:text-box>
        <svg:title/>
        <svg:desc/>
      </draw:frame>
      <draw:frame draw:id="id12" presentation:style-name="a52" draw:name="Date Placeholder 3" svg:x="0.49961in" svg:y="6.82992in" svg:width="2.32795in" svg:height="0.51575in" presentation:class="date-time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3" presentation:style-name="a55" draw:name="Footer Placeholder 4" svg:x="3.41653in" svg:y="6.82992in" svg:width="3.16142in" svg:height="0.51575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Slide Number Placeholder 5" svg:x="7.16654in" svg:y="6.82992in" svg:width="2.32835in" svg:height="0.51575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  <presentation:notes style:page-layout-name="pageLayout2" draw:style-name="a72">
        <draw:custom-shape svg:x="0in" svg:y="0in" svg:width="7.5in" svg:height="10in" draw:id="id5" draw:style-name="a61" draw:name="Rectangle 1">
          <svg:title/>
          <svg:desc/>
          <text:p text:style-name="a60" text:class-names="" text:cond-style-name=""><text:span text:style-name="a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6" draw:style-name="a64" draw:name="Freeform 2">
          <svg:title/>
          <svg:desc/>
          <text:p text:style-name="a63" text:class-names="" text:cond-style-name=""><text:span text:style-name="a6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7" draw:style-name="a67" draw:name="Freeform 3">
          <svg:title/>
          <svg:desc/>
          <text:p text:style-name="a66" text:class-names="" text:cond-style-name=""><text:span text:style-name="a6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-12.90276in" svg:y="-12.90118in" svg:width="12.89921in" svg:height="13.65827in" presentation:class="page" draw:id="id8" presentation:style-name="a68" draw:name="Slide Image Placeholder 4">
          <svg:title/>
          <svg:desc/>
        </draw:page-thumbnail>
        <draw:frame draw:id="id9" presentation:style-name="a71" draw:name="Notes Placeholder 5" svg:x="0.74961in" svg:y="4.74961in" svg:width="5.99488in" svg:height="4.49488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3">
      <draw:frame draw:id="id15" presentation:style-name="a76" draw:name="Title 1" svg:x="0.49961in" svg:y="0.30039in" svg:width="8.99488in" svg:height="1.24488in" presentation:class="title" presentation:placeholder="false">
        <draw:text-box>
          <text:p text:style-name="a75" text:class-names="" text:cond-style-name=""><text:span text:style-name="a74" text:class-names="">Click to edit Master title style</text:span></text:p>
        </draw:text-box>
        <svg:title/>
        <svg:desc/>
      </draw:frame>
      <draw:frame draw:id="id16" presentation:style-name="a79" draw:name="Content Placeholder 2" svg:x="0.49961in" svg:y="1.74961in" svg:width="8.99488in" svg:height="4.94449in" presentation:class="title" presentation:placeholder="false">
        <draw:text-box>
          <text:p text:style-name="a78" text:class-names="" text:cond-style-name=""><text:span text:style-name="a77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17" presentation:style-name="a82" draw:name="Date Placeholder 3" svg:x="0.49961in" svg:y="6.82992in" svg:width="2.32795in" svg:height="0.51575in" presentation:class="date-time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8" presentation:style-name="a85" draw:name="Footer Placeholder 4" svg:x="3.41653in" svg:y="6.82992in" svg:width="3.16142in" svg:height="0.51575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9" presentation:style-name="a88" draw:name="Slide Number Placeholder 5" svg:x="7.16654in" svg:y="6.82992in" svg:width="2.32835in" svg:height="0.51575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  <presentation:notes style:page-layout-name="pageLayout2" draw:style-name="a102">
        <draw:custom-shape svg:x="0in" svg:y="0in" svg:width="7.5in" svg:height="10in" draw:id="id5" draw:style-name="a91" draw:name="Rectangle 1">
          <svg:title/>
          <svg:desc/>
          <text:p text:style-name="a90" text:class-names="" text:cond-style-name=""><text:span text:style-name="a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6" draw:style-name="a94" draw:name="Freeform 2">
          <svg:title/>
          <svg:desc/>
          <text:p text:style-name="a93" text:class-names="" text:cond-style-name=""><text:span text:style-name="a9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7" draw:style-name="a97" draw:name="Freeform 3">
          <svg:title/>
          <svg:desc/>
          <text:p text:style-name="a96" text:class-names="" text:cond-style-name=""><text:span text:style-name="a9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-12.90276in" svg:y="-12.90118in" svg:width="12.89921in" svg:height="13.65827in" presentation:class="page" draw:id="id8" presentation:style-name="a98" draw:name="Slide Image Placeholder 4">
          <svg:title/>
          <svg:desc/>
        </draw:page-thumbnail>
        <draw:frame draw:id="id9" presentation:style-name="a101" draw:name="Notes Placeholder 5" svg:x="0.74961in" svg:y="4.74961in" svg:width="5.99488in" svg:height="4.49488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03">
      <draw:frame draw:id="id20" presentation:style-name="a106" draw:name="Title 1" svg:x="0.68228in" svg:y="1.86969in" svg:width="8.6252in" svg:height="3.11969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10" draw:name="Text Placeholder 2" svg:x="0.68228in" svg:y="5.01929in" svg:width="8.6252in" svg:height="1.64055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</draw:text-box>
        <svg:title/>
        <svg:desc/>
      </draw:frame>
      <draw:frame draw:id="id22" presentation:style-name="a113" draw:name="Date Placeholder 3" svg:x="0.49961in" svg:y="6.82992in" svg:width="2.32795in" svg:height="0.51575in" presentation:class="date-time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23" presentation:style-name="a116" draw:name="Footer Placeholder 4" svg:x="3.41653in" svg:y="6.82992in" svg:width="3.16142in" svg:height="0.51575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24" presentation:style-name="a119" draw:name="Slide Number Placeholder 5" svg:x="7.16654in" svg:y="6.82992in" svg:width="2.32835in" svg:height="0.51575in" presentation:class="page-number" presentation:placeholder="false">
        <draw:text-box>
          <text:p text:style-name="a118" text:class-names="" text:cond-style-name=""><text:span text:style-name="a117" text:class-names=""><text:page-number style:num-format="1" text:fixed="false"/></text:span></text:p>
        </draw:text-box>
        <svg:title/>
        <svg:desc/>
      </draw:frame>
      <presentation:notes style:page-layout-name="pageLayout2" draw:style-name="a133">
        <draw:custom-shape svg:x="0in" svg:y="0in" svg:width="7.5in" svg:height="10in" draw:id="id5" draw:style-name="a122" draw:name="Rectangle 1">
          <svg:title/>
          <svg:desc/>
          <text:p text:style-name="a121" text:class-names="" text:cond-style-name=""><text:span text:style-name="a1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6" draw:style-name="a125" draw:name="Freeform 2">
          <svg:title/>
          <svg:desc/>
          <text:p text:style-name="a124" text:class-names="" text:cond-style-name=""><text:span text:style-name="a12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7" draw:style-name="a128" draw:name="Freeform 3">
          <svg:title/>
          <svg:desc/>
          <text:p text:style-name="a127" text:class-names="" text:cond-style-name=""><text:span text:style-name="a12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-12.90276in" svg:y="-12.90118in" svg:width="12.89921in" svg:height="13.65827in" presentation:class="page" draw:id="id8" presentation:style-name="a129" draw:name="Slide Image Placeholder 4">
          <svg:title/>
          <svg:desc/>
        </draw:page-thumbnail>
        <draw:frame draw:id="id9" presentation:style-name="a132" draw:name="Notes Placeholder 5" svg:x="0.74961in" svg:y="4.74961in" svg:width="5.99488in" svg:height="4.49488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34">
      <draw:frame draw:id="id25" presentation:style-name="a137" draw:name="Title 1" svg:x="0.49961in" svg:y="0.30039in" svg:width="8.99488in" svg:height="1.24488in" presentation:class="title" presentation:placeholder="false">
        <draw:text-box>
          <text:p text:style-name="a136" text:class-names="" text:cond-style-name=""><text:span text:style-name="a135" text:class-names="">Click to edit Master title style</text:span></text:p>
        </draw:text-box>
        <svg:title/>
        <svg:desc/>
      </draw:frame>
      <draw:frame draw:id="id26" presentation:style-name="a140" draw:name="Content Placeholder 2" svg:x="0.5in" svg:y="1.75in" svg:width="4.41338in" svg:height="4.94449in" presentation:class="title" presentation:placeholder="false">
        <draw:text-box>
          <text:p text:style-name="a139" text:class-names="" text:cond-style-name=""><text:span text:style-name="a138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27" presentation:style-name="a143" draw:name="Content Placeholder 3" svg:x="5.07992in" svg:y="1.75in" svg:width="4.41496in" svg:height="4.94449in" presentation:class="title" presentation:placeholder="false">
        <draw:text-box>
          <text:p text:style-name="a142" text:class-names="" text:cond-style-name=""><text:span text:style-name="a141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28" presentation:style-name="a146" draw:name="Date Placeholder 4" svg:x="0.49961in" svg:y="6.82992in" svg:width="2.32795in" svg:height="0.51575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9" presentation:style-name="a149" draw:name="Footer Placeholder 5" svg:x="3.41653in" svg:y="6.82992in" svg:width="3.16142in" svg:height="0.51575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30" presentation:style-name="a152" draw:name="Slide Number Placeholder 6" svg:x="7.16654in" svg:y="6.82992in" svg:width="2.32835in" svg:height="0.51575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custom-shape svg:x="0in" svg:y="0in" svg:width="7.5in" svg:height="10in" draw:id="id5" draw:style-name="a155" draw:name="Rectangle 1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6" draw:style-name="a158" draw:name="Freeform 2">
          <svg:title/>
          <svg:desc/>
          <text:p text:style-name="a157" text:class-names="" text:cond-style-name=""><text:span text:style-name="a15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7" draw:style-name="a161" draw:name="Freeform 3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-12.90276in" svg:y="-12.90118in" svg:width="12.89921in" svg:height="13.65827in" presentation:class="page" draw:id="id8" presentation:style-name="a162" draw:name="Slide Image Placeholder 4">
          <svg:title/>
          <svg:desc/>
        </draw:page-thumbnail>
        <draw:frame draw:id="id9" presentation:style-name="a165" draw:name="Notes Placeholder 5" svg:x="0.74961in" svg:y="4.74961in" svg:width="5.99488in" svg:height="4.49488in" presentation:class="notes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67">
      <draw:frame draw:id="id31" presentation:style-name="a170" draw:name="Title 1" svg:x="0.68937in" svg:y="0.39921in" svg:width="8.6252in" svg:height="1.44961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32" presentation:style-name="a174" draw:name="Text Placeholder 2" svg:x="0.68937in" svg:y="1.83858in" svg:width="4.23071in" svg:height="0.90118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33" presentation:style-name="a177" draw:name="Content Placeholder 3" svg:x="0.68937in" svg:y="2.73976in" svg:width="4.23071in" svg:height="4.02953in" presentation:class="title" presentation:placeholder="false">
        <draw:text-box>
          <text:p text:style-name="a176" text:class-names="" text:cond-style-name=""><text:span text:style-name="a175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34" presentation:style-name="a181" draw:name="Text Placeholder 4" svg:x="5.0626in" svg:y="1.83858in" svg:width="4.25157in" svg:height="0.90118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</draw:text-box>
        <svg:title/>
        <svg:desc/>
      </draw:frame>
      <draw:frame draw:id="id35" presentation:style-name="a184" draw:name="Content Placeholder 5" svg:x="5.0626in" svg:y="2.73976in" svg:width="4.25157in" svg:height="4.02953in" presentation:class="title" presentation:placeholder="false">
        <draw:text-box>
          <text:p text:style-name="a183" text:class-names="" text:cond-style-name=""><text:span text:style-name="a182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36" presentation:style-name="a187" draw:name="Date Placeholder 6" svg:x="0.49961in" svg:y="6.82992in" svg:width="2.32795in" svg:height="0.51575in" presentation:class="date-time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37" presentation:style-name="a190" draw:name="Footer Placeholder 7" svg:x="3.41653in" svg:y="6.82992in" svg:width="3.16142in" svg:height="0.51575in" presentation:class="footer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38" presentation:style-name="a193" draw:name="Slide Number Placeholder 8" svg:x="7.16654in" svg:y="6.82992in" svg:width="2.32835in" svg:height="0.51575in" presentation:class="page-number" presentation:placeholder="false">
        <draw:text-box>
          <text:p text:style-name="a192" text:class-names="" text:cond-style-name=""><text:span text:style-name="a191" text:class-names=""><text:page-number style:num-format="1" text:fixed="false"/></text:span></text:p>
        </draw:text-box>
        <svg:title/>
        <svg:desc/>
      </draw:frame>
      <presentation:notes style:page-layout-name="pageLayout2" draw:style-name="a207">
        <draw:custom-shape svg:x="0in" svg:y="0in" svg:width="7.5in" svg:height="10in" draw:id="id5" draw:style-name="a196" draw:name="Rectangle 1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6" draw:style-name="a199" draw:name="Freeform 2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7" draw:style-name="a202" draw:name="Freeform 3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-12.90276in" svg:y="-12.90118in" svg:width="12.89921in" svg:height="13.65827in" presentation:class="page" draw:id="id8" presentation:style-name="a203" draw:name="Slide Image Placeholder 4">
          <svg:title/>
          <svg:desc/>
        </draw:page-thumbnail>
        <draw:frame draw:id="id9" presentation:style-name="a206" draw:name="Notes Placeholder 5" svg:x="0.74961in" svg:y="4.74961in" svg:width="5.99488in" svg:height="4.49488in" presentation:class="notes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08">
      <draw:frame draw:id="id39" presentation:style-name="a211" draw:name="Title 1" svg:x="0.49961in" svg:y="0.30039in" svg:width="8.99488in" svg:height="1.24488in" presentation:class="title" presentation:placeholder="false">
        <draw:text-box>
          <text:p text:style-name="a210" text:class-names="" text:cond-style-name=""><text:span text:style-name="a209" text:class-names="">Click to edit Master title style</text:span></text:p>
        </draw:text-box>
        <svg:title/>
        <svg:desc/>
      </draw:frame>
      <draw:frame draw:id="id40" presentation:style-name="a214" draw:name="Date Placeholder 2" svg:x="0.49961in" svg:y="6.82992in" svg:width="2.32795in" svg:height="0.51575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41" presentation:style-name="a217" draw:name="Footer Placeholder 3" svg:x="3.41653in" svg:y="6.82992in" svg:width="3.16142in" svg:height="0.51575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2" presentation:style-name="a220" draw:name="Slide Number Placeholder 4" svg:x="7.16654in" svg:y="6.82992in" svg:width="2.32835in" svg:height="0.51575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custom-shape svg:x="0in" svg:y="0in" svg:width="7.5in" svg:height="10in" draw:id="id5" draw:style-name="a223" draw:name="Rectangle 1">
          <svg:title/>
          <svg:desc/>
          <text:p text:style-name="a222" text:class-names="" text:cond-style-name=""><text:span text:style-name="a2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6" draw:style-name="a226" draw:name="Freeform 2">
          <svg:title/>
          <svg:desc/>
          <text:p text:style-name="a225" text:class-names="" text:cond-style-name=""><text:span text:style-name="a22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7" draw:style-name="a229" draw:name="Freeform 3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-12.90276in" svg:y="-12.90118in" svg:width="12.89921in" svg:height="13.65827in" presentation:class="page" draw:id="id8" presentation:style-name="a230" draw:name="Slide Image Placeholder 4">
          <svg:title/>
          <svg:desc/>
        </draw:page-thumbnail>
        <draw:frame draw:id="id9" presentation:style-name="a233" draw:name="Notes Placeholder 5" svg:x="0.74961in" svg:y="4.74961in" svg:width="5.99488in" svg:height="4.49488in" presentation:class="notes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235">
      <draw:frame draw:id="id43" presentation:style-name="a238" draw:name="Date Placeholder 1" svg:x="0.49961in" svg:y="6.82992in" svg:width="2.32795in" svg:height="0.51575in" presentation:class="date-time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4" presentation:style-name="a241" draw:name="Footer Placeholder 2" svg:x="3.41653in" svg:y="6.82992in" svg:width="3.16142in" svg:height="0.51575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45" presentation:style-name="a244" draw:name="Slide Number Placeholder 3" svg:x="7.16654in" svg:y="6.82992in" svg:width="2.32835in" svg:height="0.51575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  <draw:frame draw:id="id46" presentation:style-name="a247" draw:name="Title 4" svg:x="0.5in" svg:y="0.29921in" svg:width="8.99961in" svg:height="1.25197in" presentation:class="title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47" presentation:style-name="a251" draw:name="Text Placeholder 5" svg:x="0.5in" svg:y="1.75472in" svg:width="8.99961in" svg:height="4.34961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/></text:p>
            </text:list-item>
          </text:list>
        </draw:text-box>
        <svg:title/>
        <svg:desc/>
      </draw:frame>
      <presentation:notes style:page-layout-name="pageLayout2" draw:style-name="a265">
        <draw:custom-shape svg:x="0in" svg:y="0in" svg:width="7.5in" svg:height="10in" draw:id="id5" draw:style-name="a254" draw:name="Rectangle 1">
          <svg:title/>
          <svg:desc/>
          <text:p text:style-name="a253" text:class-names="" text:cond-style-name=""><text:span text:style-name="a2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6" draw:style-name="a257" draw:name="Freeform 2">
          <svg:title/>
          <svg:desc/>
          <text:p text:style-name="a256" text:class-names="" text:cond-style-name=""><text:span text:style-name="a25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7" draw:style-name="a260" draw:name="Freeform 3">
          <svg:title/>
          <svg:desc/>
          <text:p text:style-name="a259" text:class-names="" text:cond-style-name=""><text:span text:style-name="a25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-12.90276in" svg:y="-12.90118in" svg:width="12.89921in" svg:height="13.65827in" presentation:class="page" draw:id="id8" presentation:style-name="a261" draw:name="Slide Image Placeholder 4">
          <svg:title/>
          <svg:desc/>
        </draw:page-thumbnail>
        <draw:frame draw:id="id9" presentation:style-name="a264" draw:name="Notes Placeholder 5" svg:x="0.74961in" svg:y="4.74961in" svg:width="5.99488in" svg:height="4.49488in" presentation:class="notes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66">
      <draw:frame draw:id="id48" presentation:style-name="a269" draw:name="Title 1" svg:x="0.68937in" svg:y="0.5in" svg:width="3.22559in" svg:height="1.75in" presentation:class="title" presentation:placeholder="false">
        <draw:text-box>
          <text:p text:style-name="a268" text:class-names="" text:cond-style-name=""><text:span text:style-name="a267" text:class-names="">Click to edit Master title style</text:span></text:p>
        </draw:text-box>
        <svg:title/>
        <svg:desc/>
      </draw:frame>
      <draw:frame draw:id="id49" presentation:style-name="a272" draw:name="Content Placeholder 2" svg:x="4.25157in" svg:y="1.07992in" svg:width="5.0626in" svg:height="5.32992in" presentation:class="title" presentation:placeholder="false">
        <draw:text-box>
          <text:p text:style-name="a271" text:class-names="" text:cond-style-name=""><text:span text:style-name="a270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50" presentation:style-name="a276" draw:name="Text Placeholder 3" svg:x="0.68937in" svg:y="2.25in" svg:width="3.22559in" svg:height="4.1685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Click to edit Master text styles</text:span></text:p>
            </text:list-item>
          </text:list>
        </draw:text-box>
        <svg:title/>
        <svg:desc/>
      </draw:frame>
      <draw:frame draw:id="id51" presentation:style-name="a279" draw:name="Date Placeholder 4" svg:x="0.49961in" svg:y="6.82992in" svg:width="2.32795in" svg:height="0.51575in" presentation:class="date-time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52" presentation:style-name="a282" draw:name="Footer Placeholder 5" svg:x="3.41653in" svg:y="6.82992in" svg:width="3.16142in" svg:height="0.51575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53" presentation:style-name="a285" draw:name="Slide Number Placeholder 6" svg:x="7.16654in" svg:y="6.82992in" svg:width="2.32835in" svg:height="0.51575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  <presentation:notes style:page-layout-name="pageLayout2" draw:style-name="a299">
        <draw:custom-shape svg:x="0in" svg:y="0in" svg:width="7.5in" svg:height="10in" draw:id="id5" draw:style-name="a288" draw:name="Rectangle 1">
          <svg:title/>
          <svg:desc/>
          <text:p text:style-name="a287" text:class-names="" text:cond-style-name=""><text:span text:style-name="a2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6" draw:style-name="a291" draw:name="Freeform 2">
          <svg:title/>
          <svg:desc/>
          <text:p text:style-name="a290" text:class-names="" text:cond-style-name=""><text:span text:style-name="a28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7" draw:style-name="a294" draw:name="Freeform 3">
          <svg:title/>
          <svg:desc/>
          <text:p text:style-name="a293" text:class-names="" text:cond-style-name=""><text:span text:style-name="a29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-12.90276in" svg:y="-12.90118in" svg:width="12.89921in" svg:height="13.65827in" presentation:class="page" draw:id="id8" presentation:style-name="a295" draw:name="Slide Image Placeholder 4">
          <svg:title/>
          <svg:desc/>
        </draw:page-thumbnail>
        <draw:frame draw:id="id9" presentation:style-name="a298" draw:name="Notes Placeholder 5" svg:x="0.74961in" svg:y="4.74961in" svg:width="5.99488in" svg:height="4.49488in" presentation:class="notes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00">
      <draw:frame draw:id="id54" presentation:style-name="a303" draw:name="Title 1" svg:x="0.68937in" svg:y="0.5in" svg:width="3.22559in" svg:height="1.75in" presentation:class="title" presentation:placeholder="false">
        <draw:text-box>
          <text:p text:style-name="a302" text:class-names="" text:cond-style-name=""><text:span text:style-name="a301" text:class-names="">Click to edit Master title style</text:span></text:p>
        </draw:text-box>
        <svg:title/>
        <svg:desc/>
      </draw:frame>
      <draw:frame draw:id="id55" presentation:style-name="a306" draw:name="Picture Placeholder 2" svg:x="4.25157in" svg:y="1.07992in" svg:width="5.0626in" svg:height="5.32992in" presentation:class="title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6" presentation:style-name="a310" draw:name="Text Placeholder 3" svg:x="0.68937in" svg:y="2.25in" svg:width="3.22559in" svg:height="4.1685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ck to edit Master text styles</text:span></text:p>
            </text:list-item>
          </text:list>
        </draw:text-box>
        <svg:title/>
        <svg:desc/>
      </draw:frame>
      <draw:frame draw:id="id57" presentation:style-name="a313" draw:name="Date Placeholder 4" svg:x="0.49961in" svg:y="6.82992in" svg:width="2.32795in" svg:height="0.51575in" presentation:class="date-time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58" presentation:style-name="a316" draw:name="Footer Placeholder 5" svg:x="3.41653in" svg:y="6.82992in" svg:width="3.16142in" svg:height="0.51575in" presentation:class="footer" presentation:placeholder="false">
        <draw:text-box>
          <text:p text:style-name="a315" text:class-names="" text:cond-style-name=""><text:span text:style-name="a314" text:class-names=""/></text:p>
        </draw:text-box>
        <svg:title/>
        <svg:desc/>
      </draw:frame>
      <draw:frame draw:id="id59" presentation:style-name="a319" draw:name="Slide Number Placeholder 6" svg:x="7.16654in" svg:y="6.82992in" svg:width="2.32835in" svg:height="0.51575in" presentation:class="page-number" presentation:placeholder="false">
        <draw:text-box>
          <text:p text:style-name="a318" text:class-names="" text:cond-style-name=""><text:span text:style-name="a317" text:class-names=""><text:page-number style:num-format="1" text:fixed="false"/></text:span></text:p>
        </draw:text-box>
        <svg:title/>
        <svg:desc/>
      </draw:frame>
      <presentation:notes style:page-layout-name="pageLayout2" draw:style-name="a333">
        <draw:custom-shape svg:x="0in" svg:y="0in" svg:width="7.5in" svg:height="10in" draw:id="id5" draw:style-name="a322" draw:name="Rectangle 1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6" draw:style-name="a325" draw:name="Freeform 2">
          <svg:title/>
          <svg:desc/>
          <text:p text:style-name="a324" text:class-names="" text:cond-style-name=""><text:span text:style-name="a32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7" draw:style-name="a328" draw:name="Freeform 3">
          <svg:title/>
          <svg:desc/>
          <text:p text:style-name="a327" text:class-names="" text:cond-style-name=""><text:span text:style-name="a32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-12.90276in" svg:y="-12.90118in" svg:width="12.89921in" svg:height="13.65827in" presentation:class="page" draw:id="id8" presentation:style-name="a329" draw:name="Slide Image Placeholder 4">
          <svg:title/>
          <svg:desc/>
        </draw:page-thumbnail>
        <draw:frame draw:id="id9" presentation:style-name="a332" draw:name="Notes Placeholder 5" svg:x="0.74961in" svg:y="4.74961in" svg:width="5.99488in" svg:height="4.49488in" presentation:class="notes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34">
      <draw:frame draw:id="id60" presentation:style-name="a337" draw:name="Title 1" svg:x="0.49961in" svg:y="0.30039in" svg:width="8.99488in" svg:height="1.24488in" presentation:class="title" presentation:placeholder="false">
        <draw:text-box>
          <text:p text:style-name="a336" text:class-names="" text:cond-style-name=""><text:span text:style-name="a335" text:class-names="">Click to edit Master title style</text:span></text:p>
        </draw:text-box>
        <svg:title/>
        <svg:desc/>
      </draw:frame>
      <draw:frame draw:id="id61" presentation:style-name="a353" draw:name="Vertical Text Placeholder 2" svg:x="0.49961in" svg:y="1.74961in" svg:width="8.99488in" svg:height="4.94449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  <text:list text:style-name="a343">
            <text:list-item>
              <text:list text:style-name="a343">
                <text:list-item>
                  <text:p text:style-name="a342" text:class-names="" text:cond-style-name=""><text:span text:style-name="a341" text:class-names="">Second level</text:span></text:p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p text:style-name="a345" text:class-names="" text:cond-style-name=""><text:span text:style-name="a344" text:class-names="">Third level</text:span></text:p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p text:style-name="a348" text:class-names="" text:cond-style-name=""><text:span text:style-name="a3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list text:style-name="a352">
                            <text:list-item>
                              <text:p text:style-name="a351" text:class-names="" text:cond-style-name=""><text:span text:style-name="a3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6" draw:name="Date Placeholder 3" svg:x="0.49961in" svg:y="6.82992in" svg:width="2.32795in" svg:height="0.51575in" presentation:class="date-time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63" presentation:style-name="a359" draw:name="Footer Placeholder 4" svg:x="3.41653in" svg:y="6.82992in" svg:width="3.16142in" svg:height="0.51575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4" presentation:style-name="a362" draw:name="Slide Number Placeholder 5" svg:x="7.16654in" svg:y="6.82992in" svg:width="2.32835in" svg:height="0.51575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76">
        <draw:custom-shape svg:x="0in" svg:y="0in" svg:width="7.5in" svg:height="10in" draw:id="id5" draw:style-name="a365" draw:name="Rectangle 1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6" draw:style-name="a368" draw:name="Freeform 2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7" draw:style-name="a371" draw:name="Freeform 3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-12.90276in" svg:y="-12.90118in" svg:width="12.89921in" svg:height="13.65827in" presentation:class="page" draw:id="id8" presentation:style-name="a372" draw:name="Slide Image Placeholder 4">
          <svg:title/>
          <svg:desc/>
        </draw:page-thumbnail>
        <draw:frame draw:id="id9" presentation:style-name="a375" draw:name="Notes Placeholder 5" svg:x="0.74961in" svg:y="4.74961in" svg:width="5.99488in" svg:height="4.49488in" presentation:class="notes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377">
      <draw:frame draw:id="id65" presentation:style-name="a380" draw:name="Vertical Title 1" svg:x="7.24646in" svg:y="0.30039in" svg:width="2.24843in" svg:height="6.39409in" presentation:class="title" presentation:placeholder="false">
        <draw:text-box>
          <text:p text:style-name="a379" text:class-names="" text:cond-style-name=""><text:span text:style-name="a378" text:class-names="">Click to edit Master title style</text:span></text:p>
        </draw:text-box>
        <svg:title/>
        <svg:desc/>
      </draw:frame>
      <draw:frame draw:id="id66" presentation:style-name="a396" draw:name="Vertical Text Placeholder 2" svg:x="0.5in" svg:y="0.30039in" svg:width="6.57992in" svg:height="6.39409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Second level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Third level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list text:style-name="a395">
                            <text:list-item>
                              <text:p text:style-name="a394" text:class-names="" text:cond-style-name=""><text:span text:style-name="a3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399" draw:name="Date Placeholder 3" svg:x="0.49961in" svg:y="6.82992in" svg:width="2.32795in" svg:height="0.51575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8" presentation:style-name="a402" draw:name="Footer Placeholder 4" svg:x="3.41653in" svg:y="6.82992in" svg:width="3.16142in" svg:height="0.51575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9" presentation:style-name="a405" draw:name="Slide Number Placeholder 5" svg:x="7.16654in" svg:y="6.82992in" svg:width="2.32835in" svg:height="0.51575in" presentation:class="page-number" presentation:placeholder="false">
        <draw:text-box>
          <text:p text:style-name="a404" text:class-names="" text:cond-style-name=""><text:span text:style-name="a403" text:class-names=""><text:page-number style:num-format="1" text:fixed="false"/></text:span></text:p>
        </draw:text-box>
        <svg:title/>
        <svg:desc/>
      </draw:frame>
      <presentation:notes style:page-layout-name="pageLayout2" draw:style-name="a419">
        <draw:custom-shape svg:x="0in" svg:y="0in" svg:width="7.5in" svg:height="10in" draw:id="id5" draw:style-name="a408" draw:name="Rectangle 1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6" draw:style-name="a411" draw:name="Freeform 2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in" svg:y="0in" svg:width="7.5in" svg:height="10in" draw:id="id7" draw:style-name="a414" draw:name="Freeform 3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-12.90276in" svg:y="-12.90118in" svg:width="12.89921in" svg:height="13.65827in" presentation:class="page" draw:id="id8" presentation:style-name="a415" draw:name="Slide Image Placeholder 4">
          <svg:title/>
          <svg:desc/>
        </draw:page-thumbnail>
        <draw:frame draw:id="id9" presentation:style-name="a418" draw:name="Notes Placeholder 5" svg:x="0.74961in" svg:y="4.74961in" svg:width="5.99488in" svg:height="4.49488in" presentation:class="notes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</presentation:notes>
    </style:master-page>
    <style:handout-master style:page-layout-name="pageLayout3" draw:style-name="a420">
      <draw:frame draw:id="id70" presentation:style-name="a423" draw:name="Header Placeholder 1" svg:x="0in" svg:y="0in" svg:width="3.25433in" svg:height="0.49961in" presentation:class="head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71" presentation:style-name="a426" draw:name="Date Placeholder 2" svg:x="4.24528in" svg:y="0in" svg:width="3.25433in" svg:height="0.49961in" presentation:class="date-time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72" presentation:style-name="a429" draw:name="Footer Placeholder 3" svg:x="0in" svg:y="9.5in" svg:width="3.25433in" svg:height="0.4996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73" presentation:style-name="a432" draw:name="Slide Number Placeholder 4" svg:x="4.24528in" svg:y="9.5in" svg:width="3.25433in" svg:height="0.4996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iapositiva 1</dc:title>
    <meta:initial-creator>Joseluis</meta:initial-creator>
    <dc:creator>Jose Luis</dc:creator>
    <dc:date>2014-05-18T22:38:44Z</dc:date>
    <meta:editing-cycles>5</meta:editing-cycles>
    <meta:editing-duration>PT992S</meta:editing-duration>
    <meta:document-statistic meta:paragraph-count="89" meta:word-count="161"/>
  </office:meta>
</office:document-meta>
</file>